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formula="of:=6.6*[.B1]" office:value-type="float" office:value="66">
            <text:p>66</text:p>
          </table:table-cell>
          <table:table-cell table:number-matrix-columns-spanned="2" table:number-matrix-rows-spanned="5" table:formula="of:=LINEST([.C1:.C680];[.B1:.B680];0;1)" office:value-type="float" office:value="6.59908890256234">
            <text:p>6,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1]" office:value-type="float" office:value="68.3">
            <text:p>68,3</text:p>
          </table:table-cell>
          <table:table-cell table:number-matrix-columns-spanned="2" table:number-matrix-rows-spanned="5" table:formula="of:=LINEST([.K1:.K680];[.J1:.J680];0;1)" office:value-type="float" office:value="6.82966936842986">
            <text:p>6,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table:formula="of:=6.6*[.B2]" office:value-type="float" office:value="66">
            <text:p>66</text:p>
          </table:table-cell>
          <table:table-cell office:value-type="float" office:value="0.00158238089777765">
            <text:p>0</text:p>
          </table:table-cell>
          <table:table-cell office:value-type="float" office:value="4.03455565938226">
            <text:p>4,03</text:p>
          </table:table-cell>
          <table:table-cell table:number-columns-repeated="2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2]" office:value-type="float" office:value="68.3">
            <text:p>68,3</text:p>
          </table:table-cell>
          <table:table-cell office:value-type="float" office:value="0.000352284082683894">
            <text:p>0</text:p>
          </table:table-cell>
          <table:table-cell office:value-type="float" office:value="0.898209616596564">
            <text:p>0,9</text:p>
          </table:table-cell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formula="of:=6.6*[.B3]" office:value-type="float" office:value="66">
            <text:p>66</text:p>
          </table:table-cell>
          <table:table-cell office:value-type="float" office:value="0.999977430231245">
            <text:p>1</text:p>
          </table:table-cell>
          <table:table-cell office:value-type="float" office:value="52.3315341670218">
            <text:p>52,33</text:p>
          </table:table-cell>
          <table:table-cell table:number-columns-repeated="2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3]" office:value-type="float" office:value="68.3">
            <text:p>68,3</text:p>
          </table:table-cell>
          <table:table-cell office:value-type="float" office:value="0.999999968165226">
            <text:p>1</text:p>
          </table:table-cell>
          <table:table-cell office:value-type="float" office:value="2.03826636858578">
            <text:p>2,04</text:p>
          </table:table-cell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table:formula="of:=6.6*[.B4]" office:value-type="float" office:value="66">
            <text:p>66</text:p>
          </table:table-cell>
          <table:table-cell office:value-type="float" office:value="30039505.72329">
            <text:p>30039505,72</text:p>
          </table:table-cell>
          <table:table-cell office:value-type="float" office:value="678">
            <text:p>678</text:p>
          </table:table-cell>
          <table:table-cell table:number-columns-repeated="2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4]" office:value-type="float" office:value="68.3">
            <text:p>68,3</text:p>
          </table:table-cell>
          <table:table-cell office:value-type="float" office:value="21297464839.7813">
            <text:p>21297464839,78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formula="of:=6.6*[.B5]" office:value-type="float" office:value="66">
            <text:p>66</text:p>
          </table:table-cell>
          <table:table-cell office:value-type="float" office:value="82264503943.6205">
            <text:p>82264503943,62</text:p>
          </table:table-cell>
          <table:table-cell office:value-type="float" office:value="3226826.49127197">
            <text:p>3226826,49</text:p>
          </table:table-cell>
          <table:table-cell table:number-columns-repeated="2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5]" office:value-type="float" office:value="68.3">
            <text:p>68,3</text:p>
          </table:table-cell>
          <table:table-cell office:value-type="float" office:value="88480794578.996">
            <text:p>88480794579</text:p>
          </table:table-cell>
          <table:table-cell office:value-type="float" office:value="159933.555511475">
            <text:p>159933,56</text:p>
          </table:table-cell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formula="of:=6.6*[.B6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6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table:formula="of:=6.6*[.B7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7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formula="of:=6.6*[.B8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8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9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9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0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10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1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11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2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12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3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13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table:formula="of:=6.6*[.B14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14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table:formula="of:=6.6*[.B15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15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6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16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table:formula="of:=6.6*[.B17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17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8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18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6.6*[.B19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6.83*[.J19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table:formula="of:=6.6*[.B20]" office:value-type="float" office:value="66">
            <text:p>6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6.83*[.J20]" office:value-type="float" office:value="68.3">
            <text:p>68,3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1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21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2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22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3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23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6.6*[.B24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24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5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25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6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26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7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27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8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28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29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29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6.6*[.B30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30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6.6*[.B31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31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32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32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33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33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6.6*[.B34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34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35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35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6.6*[.B36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36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6.6*[.B37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37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38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table:formula="of:=6.83*[.J38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39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39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table:formula="of:=6.6*[.B40]" office:value-type="float" office:value="132">
            <text:p>13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table:formula="of:=6.83*[.J40]" office:value-type="float" office:value="136.6">
            <text:p>136,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6*[.B41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1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6*[.B42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2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3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3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4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4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5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5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6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6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7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7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8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83*[.J48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49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49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6*[.B50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0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51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1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52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2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53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83*[.J53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54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4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6*[.B55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5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6*[.B56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6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57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7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58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8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6*[.B59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59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table:formula="of:=6.6*[.B60]" office:value-type="float" office:value="198">
            <text:p>19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table:formula="of:=6.83*[.J60]" office:value-type="float" office:value="204.9">
            <text:p>204,9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61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1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62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2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63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3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64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4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65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5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66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6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67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7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68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8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69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69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70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6">
            <text:p>296</text:p>
          </table:table-cell>
          <table:table-cell table:formula="of:=6.83*[.J70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71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1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72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2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73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8">
            <text:p>298</text:p>
          </table:table-cell>
          <table:table-cell table:formula="of:=6.83*[.J73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2">
            <text:p>292</text:p>
          </table:table-cell>
          <table:table-cell table:formula="of:=6.6*[.B74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4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75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5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76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8">
            <text:p>298</text:p>
          </table:table-cell>
          <table:table-cell table:formula="of:=6.83*[.J76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77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7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table:formula="of:=6.6*[.B78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8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79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79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table:formula="of:=6.6*[.B80]" office:value-type="float" office:value="264">
            <text:p>26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table:formula="of:=6.83*[.J80]" office:value-type="float" office:value="273.2">
            <text:p>273,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table:formula="of:=6.6*[.B81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7">
            <text:p>367</text:p>
          </table:table-cell>
          <table:table-cell table:formula="of:=6.83*[.J81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2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5">
            <text:p>365</text:p>
          </table:table-cell>
          <table:table-cell table:formula="of:=6.83*[.J82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3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5">
            <text:p>365</text:p>
          </table:table-cell>
          <table:table-cell table:formula="of:=6.83*[.J83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table:formula="of:=6.6*[.B84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84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5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85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6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86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7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87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8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88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89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89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90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0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91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1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92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2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8">
            <text:p>358</text:p>
          </table:table-cell>
          <table:table-cell table:formula="of:=6.6*[.B93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3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94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4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table:formula="of:=6.6*[.B95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5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96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6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table:formula="of:=6.6*[.B97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7">
            <text:p>367</text:p>
          </table:table-cell>
          <table:table-cell table:formula="of:=6.83*[.J97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table:formula="of:=6.6*[.B98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7">
            <text:p>367</text:p>
          </table:table-cell>
          <table:table-cell table:formula="of:=6.83*[.J98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60">
            <text:p>360</text:p>
          </table:table-cell>
          <table:table-cell table:formula="of:=6.6*[.B99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6">
            <text:p>366</text:p>
          </table:table-cell>
          <table:table-cell table:formula="of:=6.83*[.J99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59">
            <text:p>359</text:p>
          </table:table-cell>
          <table:table-cell table:formula="of:=6.6*[.B100]" office:value-type="float" office:value="330">
            <text:p>33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67">
            <text:p>367</text:p>
          </table:table-cell>
          <table:table-cell table:formula="of:=6.83*[.J100]" office:value-type="float" office:value="341.5">
            <text:p>341,5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table:formula="of:=6.6*[.B101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table:formula="of:=6.83*[.J101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8">
            <text:p>418</text:p>
          </table:table-cell>
          <table:table-cell table:formula="of:=6.6*[.B102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2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6">
            <text:p>416</text:p>
          </table:table-cell>
          <table:table-cell table:formula="of:=6.6*[.B103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3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5">
            <text:p>415</text:p>
          </table:table-cell>
          <table:table-cell table:formula="of:=6.6*[.B104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4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7">
            <text:p>417</text:p>
          </table:table-cell>
          <table:table-cell table:formula="of:=6.6*[.B105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5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6">
            <text:p>416</text:p>
          </table:table-cell>
          <table:table-cell table:formula="of:=6.6*[.B106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6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6">
            <text:p>416</text:p>
          </table:table-cell>
          <table:table-cell table:formula="of:=6.6*[.B107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table:formula="of:=6.83*[.J107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7">
            <text:p>417</text:p>
          </table:table-cell>
          <table:table-cell table:formula="of:=6.6*[.B108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8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6">
            <text:p>416</text:p>
          </table:table-cell>
          <table:table-cell table:formula="of:=6.6*[.B109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09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16">
            <text:p>416</text:p>
          </table:table-cell>
          <table:table-cell table:formula="of:=6.6*[.B110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0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table:formula="of:=6.6*[.B111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1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6">
            <text:p>426</text:p>
          </table:table-cell>
          <table:table-cell table:formula="of:=6.6*[.B112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2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table:formula="of:=6.6*[.B113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3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table:formula="of:=6.6*[.B114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table:formula="of:=6.83*[.J114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5">
            <text:p>425</text:p>
          </table:table-cell>
          <table:table-cell table:formula="of:=6.6*[.B115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5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4">
            <text:p>424</text:p>
          </table:table-cell>
          <table:table-cell table:formula="of:=6.6*[.B116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6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4">
            <text:p>424</text:p>
          </table:table-cell>
          <table:table-cell table:formula="of:=6.6*[.B117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7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4">
            <text:p>424</text:p>
          </table:table-cell>
          <table:table-cell table:formula="of:=6.6*[.B118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table:formula="of:=6.83*[.J118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4">
            <text:p>424</text:p>
          </table:table-cell>
          <table:table-cell table:formula="of:=6.6*[.B119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19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424">
            <text:p>424</text:p>
          </table:table-cell>
          <table:table-cell table:formula="of:=6.6*[.B120]" office:value-type="float" office:value="396">
            <text:p>396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table:formula="of:=6.83*[.J120]" office:value-type="float" office:value="409.8">
            <text:p>409,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21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21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22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6">
            <text:p>506</text:p>
          </table:table-cell>
          <table:table-cell table:formula="of:=6.83*[.J122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23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6">
            <text:p>506</text:p>
          </table:table-cell>
          <table:table-cell table:formula="of:=6.83*[.J123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table:formula="of:=6.6*[.B124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6">
            <text:p>506</text:p>
          </table:table-cell>
          <table:table-cell table:formula="of:=6.83*[.J124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2">
            <text:p>492</text:p>
          </table:table-cell>
          <table:table-cell table:formula="of:=6.6*[.B125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25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2">
            <text:p>492</text:p>
          </table:table-cell>
          <table:table-cell table:formula="of:=6.6*[.B126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26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27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27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table:formula="of:=6.6*[.B128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28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table:formula="of:=6.6*[.B129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29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table:formula="of:=6.6*[.B130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30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31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31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32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32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33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33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83">
            <text:p>483</text:p>
          </table:table-cell>
          <table:table-cell table:formula="of:=6.6*[.B134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3">
            <text:p>503</text:p>
          </table:table-cell>
          <table:table-cell table:formula="of:=6.83*[.J134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35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35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table:formula="of:=6.6*[.B136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36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table:formula="of:=6.6*[.B137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37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2">
            <text:p>492</text:p>
          </table:table-cell>
          <table:table-cell table:formula="of:=6.6*[.B138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38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39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4">
            <text:p>504</text:p>
          </table:table-cell>
          <table:table-cell table:formula="of:=6.83*[.J139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91">
            <text:p>491</text:p>
          </table:table-cell>
          <table:table-cell table:formula="of:=6.6*[.B140]" office:value-type="float" office:value="462">
            <text:p>462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505">
            <text:p>505</text:p>
          </table:table-cell>
          <table:table-cell table:formula="of:=6.83*[.J140]" office:value-type="float" office:value="478.1">
            <text:p>478,1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8">
            <text:p>558</text:p>
          </table:table-cell>
          <table:table-cell table:formula="of:=6.6*[.B141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3">
            <text:p>573</text:p>
          </table:table-cell>
          <table:table-cell table:formula="of:=6.83*[.J141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47">
            <text:p>547</text:p>
          </table:table-cell>
          <table:table-cell table:formula="of:=6.6*[.B142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2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43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3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44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5">
            <text:p>575</text:p>
          </table:table-cell>
          <table:table-cell table:formula="of:=6.83*[.J144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45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5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46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6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47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7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48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8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49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49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8">
            <text:p>558</text:p>
          </table:table-cell>
          <table:table-cell table:formula="of:=6.6*[.B150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50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51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3">
            <text:p>573</text:p>
          </table:table-cell>
          <table:table-cell table:formula="of:=6.83*[.J151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52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3">
            <text:p>573</text:p>
          </table:table-cell>
          <table:table-cell table:formula="of:=6.83*[.J152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8">
            <text:p>558</text:p>
          </table:table-cell>
          <table:table-cell table:formula="of:=6.6*[.B153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5">
            <text:p>575</text:p>
          </table:table-cell>
          <table:table-cell table:formula="of:=6.83*[.J153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54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5">
            <text:p>575</text:p>
          </table:table-cell>
          <table:table-cell table:formula="of:=6.83*[.J154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55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55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56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56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57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4">
            <text:p>574</text:p>
          </table:table-cell>
          <table:table-cell table:formula="of:=6.83*[.J157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58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3">
            <text:p>573</text:p>
          </table:table-cell>
          <table:table-cell table:formula="of:=6.83*[.J158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7">
            <text:p>557</text:p>
          </table:table-cell>
          <table:table-cell table:formula="of:=6.6*[.B159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3">
            <text:p>573</text:p>
          </table:table-cell>
          <table:table-cell table:formula="of:=6.83*[.J159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556">
            <text:p>556</text:p>
          </table:table-cell>
          <table:table-cell table:formula="of:=6.6*[.B160]" office:value-type="float" office:value="528">
            <text:p>528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73">
            <text:p>573</text:p>
          </table:table-cell>
          <table:table-cell table:formula="of:=6.83*[.J160]" office:value-type="float" office:value="546.4">
            <text:p>546,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61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4">
            <text:p>644</text:p>
          </table:table-cell>
          <table:table-cell table:formula="of:=6.83*[.J161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62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4">
            <text:p>644</text:p>
          </table:table-cell>
          <table:table-cell table:formula="of:=6.83*[.J162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4">
            <text:p>624</text:p>
          </table:table-cell>
          <table:table-cell table:formula="of:=6.6*[.B163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63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3">
            <text:p>623</text:p>
          </table:table-cell>
          <table:table-cell table:formula="of:=6.6*[.B164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64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65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65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66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66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14">
            <text:p>614</text:p>
          </table:table-cell>
          <table:table-cell table:formula="of:=6.6*[.B167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67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14">
            <text:p>614</text:p>
          </table:table-cell>
          <table:table-cell table:formula="of:=6.6*[.B168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68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14">
            <text:p>614</text:p>
          </table:table-cell>
          <table:table-cell table:formula="of:=6.6*[.B169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69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14">
            <text:p>614</text:p>
          </table:table-cell>
          <table:table-cell table:formula="of:=6.6*[.B170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70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71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71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3">
            <text:p>623</text:p>
          </table:table-cell>
          <table:table-cell table:formula="of:=6.6*[.B172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72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4">
            <text:p>624</text:p>
          </table:table-cell>
          <table:table-cell table:formula="of:=6.6*[.B173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73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74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74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3">
            <text:p>623</text:p>
          </table:table-cell>
          <table:table-cell table:formula="of:=6.6*[.B175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75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76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2">
            <text:p>642</text:p>
          </table:table-cell>
          <table:table-cell table:formula="of:=6.83*[.J176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3">
            <text:p>623</text:p>
          </table:table-cell>
          <table:table-cell table:formula="of:=6.6*[.B177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77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3">
            <text:p>623</text:p>
          </table:table-cell>
          <table:table-cell table:formula="of:=6.6*[.B178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78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3">
            <text:p>623</text:p>
          </table:table-cell>
          <table:table-cell table:formula="of:=6.6*[.B179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79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622">
            <text:p>622</text:p>
          </table:table-cell>
          <table:table-cell table:formula="of:=6.6*[.B180]" office:value-type="float" office:value="594">
            <text:p>594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643">
            <text:p>643</text:p>
          </table:table-cell>
          <table:table-cell table:formula="of:=6.83*[.J180]" office:value-type="float" office:value="614.7">
            <text:p>614,7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81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81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82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82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83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83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84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84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85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85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86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86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87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87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88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4">
            <text:p>1384</text:p>
          </table:table-cell>
          <table:table-cell table:formula="of:=6.83*[.J188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89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89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1">
            <text:p>1331</text:p>
          </table:table-cell>
          <table:table-cell table:formula="of:=6.6*[.B190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4">
            <text:p>1384</text:p>
          </table:table-cell>
          <table:table-cell table:formula="of:=6.83*[.J190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91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91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92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92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93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93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9">
            <text:p>1339</text:p>
          </table:table-cell>
          <table:table-cell table:formula="of:=6.6*[.B194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94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95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95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96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5">
            <text:p>1385</text:p>
          </table:table-cell>
          <table:table-cell table:formula="of:=6.83*[.J196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40">
            <text:p>1340</text:p>
          </table:table-cell>
          <table:table-cell table:formula="of:=6.6*[.B197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97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1">
            <text:p>1331</text:p>
          </table:table-cell>
          <table:table-cell table:formula="of:=6.6*[.B198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98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484">
            <text:p>1484</text:p>
          </table:table-cell>
          <table:table-cell table:formula="of:=6.6*[.B199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6">
            <text:p>1386</text:p>
          </table:table-cell>
          <table:table-cell table:formula="of:=6.83*[.J199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332">
            <text:p>1332</text:p>
          </table:table-cell>
          <table:table-cell table:formula="of:=6.6*[.B200]" office:value-type="float" office:value="1320">
            <text:p>13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84">
            <text:p>1384</text:p>
          </table:table-cell>
          <table:table-cell table:formula="of:=6.83*[.J200]"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01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1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02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2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50">
            <text:p>2650</text:p>
          </table:table-cell>
          <table:table-cell table:formula="of:=6.6*[.B203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3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04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4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05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5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formula="of:=6.6*[.B206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50">
            <text:p>2750</text:p>
          </table:table-cell>
          <table:table-cell table:formula="of:=6.83*[.J206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50">
            <text:p>2650</text:p>
          </table:table-cell>
          <table:table-cell table:formula="of:=6.6*[.B207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50">
            <text:p>2750</text:p>
          </table:table-cell>
          <table:table-cell table:formula="of:=6.83*[.J207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50">
            <text:p>2650</text:p>
          </table:table-cell>
          <table:table-cell table:formula="of:=6.6*[.B208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8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2">
            <text:p>2642</text:p>
          </table:table-cell>
          <table:table-cell table:formula="of:=6.6*[.B209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09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10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0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39">
            <text:p>2639</text:p>
          </table:table-cell>
          <table:table-cell table:formula="of:=6.6*[.B211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1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12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50">
            <text:p>2750</text:p>
          </table:table-cell>
          <table:table-cell table:formula="of:=6.83*[.J212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13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3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1">
            <text:p>2641</text:p>
          </table:table-cell>
          <table:table-cell table:formula="of:=6.6*[.B214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50">
            <text:p>2750</text:p>
          </table:table-cell>
          <table:table-cell table:formula="of:=6.83*[.J214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640">
            <text:p>2640</text:p>
          </table:table-cell>
          <table:table-cell table:formula="of:=6.6*[.B215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5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793">
            <text:p>2793</text:p>
          </table:table-cell>
          <table:table-cell table:formula="of:=6.6*[.B216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6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794">
            <text:p>2794</text:p>
          </table:table-cell>
          <table:table-cell table:formula="of:=6.6*[.B217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7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794">
            <text:p>2794</text:p>
          </table:table-cell>
          <table:table-cell table:formula="of:=6.6*[.B218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50">
            <text:p>2750</text:p>
          </table:table-cell>
          <table:table-cell table:formula="of:=6.83*[.J218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794">
            <text:p>2794</text:p>
          </table:table-cell>
          <table:table-cell table:formula="of:=6.6*[.B219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19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794">
            <text:p>2794</text:p>
          </table:table-cell>
          <table:table-cell table:formula="of:=6.6*[.B220]" office:value-type="float" office:value="2640">
            <text:p>26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749">
            <text:p>2749</text:p>
          </table:table-cell>
          <table:table-cell table:formula="of:=6.83*[.J220]" office:value-type="float" office:value="2732">
            <text:p>273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6">
            <text:p>4106</text:p>
          </table:table-cell>
          <table:table-cell table:formula="of:=6.6*[.B221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1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22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4">
            <text:p>4114</text:p>
          </table:table-cell>
          <table:table-cell table:formula="of:=6.83*[.J222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5">
            <text:p>4105</text:p>
          </table:table-cell>
          <table:table-cell table:formula="of:=6.6*[.B223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3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24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4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25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5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26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6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950">
            <text:p>3950</text:p>
          </table:table-cell>
          <table:table-cell table:formula="of:=6.6*[.B227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7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950">
            <text:p>3950</text:p>
          </table:table-cell>
          <table:table-cell table:formula="of:=6.6*[.B228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4">
            <text:p>4114</text:p>
          </table:table-cell>
          <table:table-cell table:formula="of:=6.83*[.J228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29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29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30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0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2">
            <text:p>4102</text:p>
          </table:table-cell>
          <table:table-cell table:formula="of:=6.6*[.B231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4">
            <text:p>4114</text:p>
          </table:table-cell>
          <table:table-cell table:formula="of:=6.83*[.J231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5">
            <text:p>4105</text:p>
          </table:table-cell>
          <table:table-cell table:formula="of:=6.6*[.B232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2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950">
            <text:p>3950</text:p>
          </table:table-cell>
          <table:table-cell table:formula="of:=6.6*[.B233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3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4">
            <text:p>4104</text:p>
          </table:table-cell>
          <table:table-cell table:formula="of:=6.6*[.B234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4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4">
            <text:p>4104</text:p>
          </table:table-cell>
          <table:table-cell table:formula="of:=6.6*[.B235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5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4">
            <text:p>4104</text:p>
          </table:table-cell>
          <table:table-cell table:formula="of:=6.6*[.B236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4">
            <text:p>4114</text:p>
          </table:table-cell>
          <table:table-cell table:formula="of:=6.83*[.J236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37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7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38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8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3">
            <text:p>4103</text:p>
          </table:table-cell>
          <table:table-cell table:formula="of:=6.6*[.B239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5">
            <text:p>4115</text:p>
          </table:table-cell>
          <table:table-cell table:formula="of:=6.83*[.J239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4104">
            <text:p>4104</text:p>
          </table:table-cell>
          <table:table-cell table:formula="of:=6.6*[.B240]" office:value-type="float" office:value="3960">
            <text:p>39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4114">
            <text:p>4114</text:p>
          </table:table-cell>
          <table:table-cell table:formula="of:=6.83*[.J240]" office:value-type="float" office:value="4098">
            <text:p>409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5">
            <text:p>5415</text:p>
          </table:table-cell>
          <table:table-cell table:formula="of:=6.6*[.B241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41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3">
            <text:p>5413</text:p>
          </table:table-cell>
          <table:table-cell table:formula="of:=6.6*[.B242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42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4">
            <text:p>5414</text:p>
          </table:table-cell>
          <table:table-cell table:formula="of:=6.6*[.B243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0">
            <text:p>5480</text:p>
          </table:table-cell>
          <table:table-cell table:formula="of:=6.83*[.J243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4">
            <text:p>5414</text:p>
          </table:table-cell>
          <table:table-cell table:formula="of:=6.6*[.B244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44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4">
            <text:p>5414</text:p>
          </table:table-cell>
          <table:table-cell table:formula="of:=6.6*[.B245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45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2">
            <text:p>5412</text:p>
          </table:table-cell>
          <table:table-cell table:formula="of:=6.6*[.B246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0">
            <text:p>5480</text:p>
          </table:table-cell>
          <table:table-cell table:formula="of:=6.83*[.J246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2">
            <text:p>5412</text:p>
          </table:table-cell>
          <table:table-cell table:formula="of:=6.6*[.B247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47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2">
            <text:p>5412</text:p>
          </table:table-cell>
          <table:table-cell table:formula="of:=6.6*[.B248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1">
            <text:p>5481</text:p>
          </table:table-cell>
          <table:table-cell table:formula="of:=6.83*[.J248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2">
            <text:p>5412</text:p>
          </table:table-cell>
          <table:table-cell table:formula="of:=6.6*[.B249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49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3">
            <text:p>5413</text:p>
          </table:table-cell>
          <table:table-cell table:formula="of:=6.6*[.B250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50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3">
            <text:p>5413</text:p>
          </table:table-cell>
          <table:table-cell table:formula="of:=6.6*[.B251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0">
            <text:p>5480</text:p>
          </table:table-cell>
          <table:table-cell table:formula="of:=6.83*[.J251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3">
            <text:p>5413</text:p>
          </table:table-cell>
          <table:table-cell table:formula="of:=6.6*[.B252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52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4">
            <text:p>5414</text:p>
          </table:table-cell>
          <table:table-cell table:formula="of:=6.6*[.B253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53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2">
            <text:p>5412</text:p>
          </table:table-cell>
          <table:table-cell table:formula="of:=6.6*[.B254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54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4">
            <text:p>5414</text:p>
          </table:table-cell>
          <table:table-cell table:formula="of:=6.6*[.B255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0">
            <text:p>5480</text:p>
          </table:table-cell>
          <table:table-cell table:formula="of:=6.83*[.J255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5">
            <text:p>5415</text:p>
          </table:table-cell>
          <table:table-cell table:formula="of:=6.6*[.B256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1">
            <text:p>5481</text:p>
          </table:table-cell>
          <table:table-cell table:formula="of:=6.83*[.J256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5">
            <text:p>5415</text:p>
          </table:table-cell>
          <table:table-cell table:formula="of:=6.6*[.B257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57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3">
            <text:p>5413</text:p>
          </table:table-cell>
          <table:table-cell table:formula="of:=6.6*[.B258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0">
            <text:p>5480</text:p>
          </table:table-cell>
          <table:table-cell table:formula="of:=6.83*[.J258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260">
            <text:p>5260</text:p>
          </table:table-cell>
          <table:table-cell table:formula="of:=6.6*[.B259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80">
            <text:p>5480</text:p>
          </table:table-cell>
          <table:table-cell table:formula="of:=6.83*[.J259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5413">
            <text:p>5413</text:p>
          </table:table-cell>
          <table:table-cell table:formula="of:=6.6*[.B260]" office:value-type="float" office:value="5280">
            <text:p>52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479">
            <text:p>5479</text:p>
          </table:table-cell>
          <table:table-cell table:formula="of:=6.83*[.J260]" office:value-type="float" office:value="5464">
            <text:p>546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61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3">
            <text:p>6843</text:p>
          </table:table-cell>
          <table:table-cell table:formula="of:=6.83*[.J261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62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62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7">
            <text:p>6727</text:p>
          </table:table-cell>
          <table:table-cell table:formula="of:=6.6*[.B263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5">
            <text:p>6845</text:p>
          </table:table-cell>
          <table:table-cell table:formula="of:=6.83*[.J263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64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5">
            <text:p>6845</text:p>
          </table:table-cell>
          <table:table-cell table:formula="of:=6.83*[.J264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5">
            <text:p>6725</text:p>
          </table:table-cell>
          <table:table-cell table:formula="of:=6.6*[.B265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65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7">
            <text:p>6727</text:p>
          </table:table-cell>
          <table:table-cell table:formula="of:=6.6*[.B266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66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67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5">
            <text:p>6845</text:p>
          </table:table-cell>
          <table:table-cell table:formula="of:=6.83*[.J267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7">
            <text:p>6727</text:p>
          </table:table-cell>
          <table:table-cell table:formula="of:=6.6*[.B268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68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69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3">
            <text:p>6843</text:p>
          </table:table-cell>
          <table:table-cell table:formula="of:=6.83*[.J269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4">
            <text:p>6724</text:p>
          </table:table-cell>
          <table:table-cell table:formula="of:=6.6*[.B270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5">
            <text:p>6845</text:p>
          </table:table-cell>
          <table:table-cell table:formula="of:=6.83*[.J270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7">
            <text:p>6727</text:p>
          </table:table-cell>
          <table:table-cell table:formula="of:=6.6*[.B271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1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72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2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7">
            <text:p>6727</text:p>
          </table:table-cell>
          <table:table-cell table:formula="of:=6.6*[.B273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3">
            <text:p>6843</text:p>
          </table:table-cell>
          <table:table-cell table:formula="of:=6.83*[.J273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74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4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75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3">
            <text:p>6843</text:p>
          </table:table-cell>
          <table:table-cell table:formula="of:=6.83*[.J275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76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6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5">
            <text:p>6725</text:p>
          </table:table-cell>
          <table:table-cell table:formula="of:=6.6*[.B277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7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7">
            <text:p>6727</text:p>
          </table:table-cell>
          <table:table-cell table:formula="of:=6.6*[.B278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8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5">
            <text:p>6725</text:p>
          </table:table-cell>
          <table:table-cell table:formula="of:=6.6*[.B279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79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726">
            <text:p>6726</text:p>
          </table:table-cell>
          <table:table-cell table:formula="of:=6.6*[.B280]" office:value-type="float" office:value="6600">
            <text:p>66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844">
            <text:p>6844</text:p>
          </table:table-cell>
          <table:table-cell table:formula="of:=6.83*[.J280]" office:value-type="float" office:value="6830">
            <text:p>683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9">
            <text:p>8039</text:p>
          </table:table-cell>
          <table:table-cell table:formula="of:=6.6*[.B281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281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5">
            <text:p>8035</text:p>
          </table:table-cell>
          <table:table-cell table:formula="of:=6.6*[.B282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10">
            <text:p>8210</text:p>
          </table:table-cell>
          <table:table-cell table:formula="of:=6.83*[.J282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83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283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84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84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7">
            <text:p>8037</text:p>
          </table:table-cell>
          <table:table-cell table:formula="of:=6.6*[.B285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85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7">
            <text:p>8037</text:p>
          </table:table-cell>
          <table:table-cell table:formula="of:=6.6*[.B286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86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87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287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88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288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5">
            <text:p>8035</text:p>
          </table:table-cell>
          <table:table-cell table:formula="of:=6.6*[.B289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89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7">
            <text:p>8037</text:p>
          </table:table-cell>
          <table:table-cell table:formula="of:=6.6*[.B290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290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5">
            <text:p>8035</text:p>
          </table:table-cell>
          <table:table-cell table:formula="of:=6.6*[.B291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1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5">
            <text:p>8035</text:p>
          </table:table-cell>
          <table:table-cell table:formula="of:=6.6*[.B292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2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5">
            <text:p>8035</text:p>
          </table:table-cell>
          <table:table-cell table:formula="of:=6.6*[.B293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3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7">
            <text:p>8037</text:p>
          </table:table-cell>
          <table:table-cell table:formula="of:=6.6*[.B294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4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95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295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96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6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97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7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5">
            <text:p>8035</text:p>
          </table:table-cell>
          <table:table-cell table:formula="of:=6.6*[.B298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9">
            <text:p>8209</text:p>
          </table:table-cell>
          <table:table-cell table:formula="of:=6.83*[.J298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299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10">
            <text:p>8210</text:p>
          </table:table-cell>
          <table:table-cell table:formula="of:=6.83*[.J299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8036">
            <text:p>8036</text:p>
          </table:table-cell>
          <table:table-cell table:formula="of:=6.6*[.B300]" office:value-type="float" office:value="7920">
            <text:p>79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8208">
            <text:p>8208</text:p>
          </table:table-cell>
          <table:table-cell table:formula="of:=6.83*[.J300]" office:value-type="float" office:value="8196">
            <text:p>819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9">
            <text:p>9349</text:p>
          </table:table-cell>
          <table:table-cell table:formula="of:=6.6*[.B301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01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7">
            <text:p>9347</text:p>
          </table:table-cell>
          <table:table-cell table:formula="of:=6.6*[.B302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02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03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03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04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04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05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05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06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06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07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07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8">
            <text:p>9348</text:p>
          </table:table-cell>
          <table:table-cell table:formula="of:=6.6*[.B308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08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7">
            <text:p>9347</text:p>
          </table:table-cell>
          <table:table-cell table:formula="of:=6.6*[.B309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09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10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10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11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11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12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12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13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13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14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14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7">
            <text:p>9347</text:p>
          </table:table-cell>
          <table:table-cell table:formula="of:=6.6*[.B315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15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6">
            <text:p>9346</text:p>
          </table:table-cell>
          <table:table-cell table:formula="of:=6.6*[.B316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16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17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4">
            <text:p>9574</text:p>
          </table:table-cell>
          <table:table-cell table:formula="of:=6.83*[.J317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18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18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7">
            <text:p>9347</text:p>
          </table:table-cell>
          <table:table-cell table:formula="of:=6.6*[.B319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19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9345">
            <text:p>9345</text:p>
          </table:table-cell>
          <table:table-cell table:formula="of:=6.6*[.B320]" office:value-type="float" office:value="9240">
            <text:p>92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573">
            <text:p>9573</text:p>
          </table:table-cell>
          <table:table-cell table:formula="of:=6.83*[.J320]" office:value-type="float" office:value="9562">
            <text:p>956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7">
            <text:p>10657</text:p>
          </table:table-cell>
          <table:table-cell table:formula="of:=6.6*[.B321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7">
            <text:p>10937</text:p>
          </table:table-cell>
          <table:table-cell table:formula="of:=6.83*[.J321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7">
            <text:p>10657</text:p>
          </table:table-cell>
          <table:table-cell table:formula="of:=6.6*[.B322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22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60">
            <text:p>10660</text:p>
          </table:table-cell>
          <table:table-cell table:formula="of:=6.6*[.B323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23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500">
            <text:p>10500</text:p>
          </table:table-cell>
          <table:table-cell table:formula="of:=6.6*[.B324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24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8">
            <text:p>10658</text:p>
          </table:table-cell>
          <table:table-cell table:formula="of:=6.6*[.B325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25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26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26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27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27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6">
            <text:p>10656</text:p>
          </table:table-cell>
          <table:table-cell table:formula="of:=6.6*[.B328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28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8">
            <text:p>10658</text:p>
          </table:table-cell>
          <table:table-cell table:formula="of:=6.6*[.B329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29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30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30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7">
            <text:p>10657</text:p>
          </table:table-cell>
          <table:table-cell table:formula="of:=6.6*[.B331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31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499">
            <text:p>10499</text:p>
          </table:table-cell>
          <table:table-cell table:formula="of:=6.6*[.B332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32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33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33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34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34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8">
            <text:p>10658</text:p>
          </table:table-cell>
          <table:table-cell table:formula="of:=6.6*[.B335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35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8">
            <text:p>10658</text:p>
          </table:table-cell>
          <table:table-cell table:formula="of:=6.6*[.B336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36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37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37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38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8">
            <text:p>10938</text:p>
          </table:table-cell>
          <table:table-cell table:formula="of:=6.83*[.J338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9">
            <text:p>10659</text:p>
          </table:table-cell>
          <table:table-cell table:formula="of:=6.6*[.B339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40">
            <text:p>10940</text:p>
          </table:table-cell>
          <table:table-cell table:formula="of:=6.83*[.J339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10658">
            <text:p>10658</text:p>
          </table:table-cell>
          <table:table-cell table:formula="of:=6.6*[.B340]" office:value-type="float" office:value="10560">
            <text:p>105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939">
            <text:p>10939</text:p>
          </table:table-cell>
          <table:table-cell table:formula="of:=6.83*[.J340]" office:value-type="float" office:value="10928">
            <text:p>1092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9">
            <text:p>11969</text:p>
          </table:table-cell>
          <table:table-cell table:formula="of:=6.6*[.B341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1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42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2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808">
            <text:p>11808</text:p>
          </table:table-cell>
          <table:table-cell table:formula="of:=6.6*[.B343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3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9">
            <text:p>11969</text:p>
          </table:table-cell>
          <table:table-cell table:formula="of:=6.6*[.B344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4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45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5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46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6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9">
            <text:p>11969</text:p>
          </table:table-cell>
          <table:table-cell table:formula="of:=6.6*[.B347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7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9">
            <text:p>11969</text:p>
          </table:table-cell>
          <table:table-cell table:formula="of:=6.6*[.B348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48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6">
            <text:p>11966</text:p>
          </table:table-cell>
          <table:table-cell table:formula="of:=6.6*[.B349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2">
            <text:p>12302</text:p>
          </table:table-cell>
          <table:table-cell table:formula="of:=6.83*[.J349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810">
            <text:p>11810</text:p>
          </table:table-cell>
          <table:table-cell table:formula="of:=6.6*[.B350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0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51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1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52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2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7">
            <text:p>11967</text:p>
          </table:table-cell>
          <table:table-cell table:formula="of:=6.6*[.B353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3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9">
            <text:p>11969</text:p>
          </table:table-cell>
          <table:table-cell table:formula="of:=6.6*[.B354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4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55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5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7">
            <text:p>11967</text:p>
          </table:table-cell>
          <table:table-cell table:formula="of:=6.6*[.B356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4">
            <text:p>12304</text:p>
          </table:table-cell>
          <table:table-cell table:formula="of:=6.83*[.J356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7">
            <text:p>11967</text:p>
          </table:table-cell>
          <table:table-cell table:formula="of:=6.6*[.B357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2">
            <text:p>12302</text:p>
          </table:table-cell>
          <table:table-cell table:formula="of:=6.83*[.J357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9">
            <text:p>11969</text:p>
          </table:table-cell>
          <table:table-cell table:formula="of:=6.6*[.B358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8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70">
            <text:p>11970</text:p>
          </table:table-cell>
          <table:table-cell table:formula="of:=6.6*[.B359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59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1968">
            <text:p>11968</text:p>
          </table:table-cell>
          <table:table-cell table:formula="of:=6.6*[.B360]" office:value-type="float" office:value="11880">
            <text:p>118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2303">
            <text:p>12303</text:p>
          </table:table-cell>
          <table:table-cell table:formula="of:=6.83*[.J360]" office:value-type="float" office:value="12294">
            <text:p>1229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82">
            <text:p>13282</text:p>
          </table:table-cell>
          <table:table-cell table:formula="of:=6.6*[.B361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8">
            <text:p>13668</text:p>
          </table:table-cell>
          <table:table-cell table:formula="of:=6.83*[.J361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9">
            <text:p>13279</text:p>
          </table:table-cell>
          <table:table-cell table:formula="of:=6.6*[.B362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62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118">
            <text:p>13118</text:p>
          </table:table-cell>
          <table:table-cell table:formula="of:=6.6*[.B363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9">
            <text:p>13669</text:p>
          </table:table-cell>
          <table:table-cell table:formula="of:=6.83*[.J363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8">
            <text:p>13278</text:p>
          </table:table-cell>
          <table:table-cell table:formula="of:=6.6*[.B364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64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9">
            <text:p>13279</text:p>
          </table:table-cell>
          <table:table-cell table:formula="of:=6.6*[.B365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65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80">
            <text:p>13280</text:p>
          </table:table-cell>
          <table:table-cell table:formula="of:=6.6*[.B366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8">
            <text:p>13668</text:p>
          </table:table-cell>
          <table:table-cell table:formula="of:=6.83*[.J366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7">
            <text:p>13277</text:p>
          </table:table-cell>
          <table:table-cell table:formula="of:=6.6*[.B367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67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8">
            <text:p>13278</text:p>
          </table:table-cell>
          <table:table-cell table:formula="of:=6.6*[.B368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8">
            <text:p>13668</text:p>
          </table:table-cell>
          <table:table-cell table:formula="of:=6.83*[.J368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8">
            <text:p>13278</text:p>
          </table:table-cell>
          <table:table-cell table:formula="of:=6.6*[.B369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8">
            <text:p>13668</text:p>
          </table:table-cell>
          <table:table-cell table:formula="of:=6.83*[.J369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7">
            <text:p>13277</text:p>
          </table:table-cell>
          <table:table-cell table:formula="of:=6.6*[.B370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9">
            <text:p>13669</text:p>
          </table:table-cell>
          <table:table-cell table:formula="of:=6.83*[.J370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7">
            <text:p>13277</text:p>
          </table:table-cell>
          <table:table-cell table:formula="of:=6.6*[.B371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71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7">
            <text:p>13277</text:p>
          </table:table-cell>
          <table:table-cell table:formula="of:=6.6*[.B372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72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6">
            <text:p>13276</text:p>
          </table:table-cell>
          <table:table-cell table:formula="of:=6.6*[.B373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8">
            <text:p>13668</text:p>
          </table:table-cell>
          <table:table-cell table:formula="of:=6.83*[.J373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7">
            <text:p>13277</text:p>
          </table:table-cell>
          <table:table-cell table:formula="of:=6.6*[.B374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74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122">
            <text:p>13122</text:p>
          </table:table-cell>
          <table:table-cell table:formula="of:=6.6*[.B375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75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9">
            <text:p>13279</text:p>
          </table:table-cell>
          <table:table-cell table:formula="of:=6.6*[.B376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8">
            <text:p>13668</text:p>
          </table:table-cell>
          <table:table-cell table:formula="of:=6.83*[.J376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6">
            <text:p>13276</text:p>
          </table:table-cell>
          <table:table-cell table:formula="of:=6.6*[.B377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9">
            <text:p>13669</text:p>
          </table:table-cell>
          <table:table-cell table:formula="of:=6.83*[.J377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8">
            <text:p>13278</text:p>
          </table:table-cell>
          <table:table-cell table:formula="of:=6.6*[.B378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9">
            <text:p>13669</text:p>
          </table:table-cell>
          <table:table-cell table:formula="of:=6.83*[.J378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9">
            <text:p>13279</text:p>
          </table:table-cell>
          <table:table-cell table:formula="of:=6.6*[.B379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79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3278">
            <text:p>13278</text:p>
          </table:table-cell>
          <table:table-cell table:formula="of:=6.6*[.B380]" office:value-type="float" office:value="13200">
            <text:p>132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667">
            <text:p>13667</text:p>
          </table:table-cell>
          <table:table-cell table:formula="of:=6.83*[.J380]" office:value-type="float" office:value="13660">
            <text:p>1366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91">
            <text:p>14591</text:p>
          </table:table-cell>
          <table:table-cell table:formula="of:=6.6*[.B381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81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9">
            <text:p>14589</text:p>
          </table:table-cell>
          <table:table-cell table:formula="of:=6.6*[.B382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82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83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83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9">
            <text:p>14589</text:p>
          </table:table-cell>
          <table:table-cell table:formula="of:=6.6*[.B384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84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8">
            <text:p>14588</text:p>
          </table:table-cell>
          <table:table-cell table:formula="of:=6.6*[.B385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85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86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86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8">
            <text:p>14588</text:p>
          </table:table-cell>
          <table:table-cell table:formula="of:=6.6*[.B387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87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6">
            <text:p>14586</text:p>
          </table:table-cell>
          <table:table-cell table:formula="of:=6.6*[.B388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88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9">
            <text:p>14589</text:p>
          </table:table-cell>
          <table:table-cell table:formula="of:=6.6*[.B389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89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8">
            <text:p>14588</text:p>
          </table:table-cell>
          <table:table-cell table:formula="of:=6.6*[.B390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0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9">
            <text:p>14589</text:p>
          </table:table-cell>
          <table:table-cell table:formula="of:=6.6*[.B391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91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92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2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6">
            <text:p>14586</text:p>
          </table:table-cell>
          <table:table-cell table:formula="of:=6.6*[.B393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3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6">
            <text:p>14586</text:p>
          </table:table-cell>
          <table:table-cell table:formula="of:=6.6*[.B394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4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429">
            <text:p>14429</text:p>
          </table:table-cell>
          <table:table-cell table:formula="of:=6.6*[.B395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95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96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6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97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7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98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3">
            <text:p>15033</text:p>
          </table:table-cell>
          <table:table-cell table:formula="of:=6.83*[.J398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7">
            <text:p>14587</text:p>
          </table:table-cell>
          <table:table-cell table:formula="of:=6.6*[.B399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2">
            <text:p>15032</text:p>
          </table:table-cell>
          <table:table-cell table:formula="of:=6.83*[.J399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4586">
            <text:p>14586</text:p>
          </table:table-cell>
          <table:table-cell table:formula="of:=6.6*[.B400]" office:value-type="float" office:value="14520">
            <text:p>145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5031">
            <text:p>15031</text:p>
          </table:table-cell>
          <table:table-cell table:formula="of:=6.83*[.J400]" office:value-type="float" office:value="15026">
            <text:p>1502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900">
            <text:p>15900</text:p>
          </table:table-cell>
          <table:table-cell table:formula="of:=6.6*[.B401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01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02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02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5">
            <text:p>15895</text:p>
          </table:table-cell>
          <table:table-cell table:formula="of:=6.6*[.B403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8">
            <text:p>16398</text:p>
          </table:table-cell>
          <table:table-cell table:formula="of:=6.83*[.J403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04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8">
            <text:p>16398</text:p>
          </table:table-cell>
          <table:table-cell table:formula="of:=6.83*[.J404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05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05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8">
            <text:p>15898</text:p>
          </table:table-cell>
          <table:table-cell table:formula="of:=6.6*[.B406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8">
            <text:p>16398</text:p>
          </table:table-cell>
          <table:table-cell table:formula="of:=6.83*[.J406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07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07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740">
            <text:p>15740</text:p>
          </table:table-cell>
          <table:table-cell table:formula="of:=6.6*[.B408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08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9">
            <text:p>15899</text:p>
          </table:table-cell>
          <table:table-cell table:formula="of:=6.6*[.B409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09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10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10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11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11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6">
            <text:p>15896</text:p>
          </table:table-cell>
          <table:table-cell table:formula="of:=6.6*[.B412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12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6">
            <text:p>15896</text:p>
          </table:table-cell>
          <table:table-cell table:formula="of:=6.6*[.B413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13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737">
            <text:p>15737</text:p>
          </table:table-cell>
          <table:table-cell table:formula="of:=6.6*[.B414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8">
            <text:p>16398</text:p>
          </table:table-cell>
          <table:table-cell table:formula="of:=6.83*[.J414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7">
            <text:p>15897</text:p>
          </table:table-cell>
          <table:table-cell table:formula="of:=6.6*[.B415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8">
            <text:p>16398</text:p>
          </table:table-cell>
          <table:table-cell table:formula="of:=6.83*[.J415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6">
            <text:p>15896</text:p>
          </table:table-cell>
          <table:table-cell table:formula="of:=6.6*[.B416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8">
            <text:p>16398</text:p>
          </table:table-cell>
          <table:table-cell table:formula="of:=6.83*[.J416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6">
            <text:p>15896</text:p>
          </table:table-cell>
          <table:table-cell table:formula="of:=6.6*[.B417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6">
            <text:p>16396</text:p>
          </table:table-cell>
          <table:table-cell table:formula="of:=6.83*[.J417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737">
            <text:p>15737</text:p>
          </table:table-cell>
          <table:table-cell table:formula="of:=6.6*[.B418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18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5">
            <text:p>15895</text:p>
          </table:table-cell>
          <table:table-cell table:formula="of:=6.6*[.B419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19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5898">
            <text:p>15898</text:p>
          </table:table-cell>
          <table:table-cell table:formula="of:=6.6*[.B420]" office:value-type="float" office:value="15840">
            <text:p>158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6397">
            <text:p>16397</text:p>
          </table:table-cell>
          <table:table-cell table:formula="of:=6.83*[.J420]" office:value-type="float" office:value="16392">
            <text:p>1639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10">
            <text:p>17210</text:p>
          </table:table-cell>
          <table:table-cell table:formula="of:=6.6*[.B421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21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7">
            <text:p>17207</text:p>
          </table:table-cell>
          <table:table-cell table:formula="of:=6.6*[.B422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22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7">
            <text:p>17207</text:p>
          </table:table-cell>
          <table:table-cell table:formula="of:=6.6*[.B423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23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7">
            <text:p>17207</text:p>
          </table:table-cell>
          <table:table-cell table:formula="of:=6.6*[.B424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24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9">
            <text:p>17209</text:p>
          </table:table-cell>
          <table:table-cell table:formula="of:=6.6*[.B425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25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26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26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7">
            <text:p>17207</text:p>
          </table:table-cell>
          <table:table-cell table:formula="of:=6.6*[.B427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27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28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28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29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3">
            <text:p>17763</text:p>
          </table:table-cell>
          <table:table-cell table:formula="of:=6.83*[.J429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7">
            <text:p>17207</text:p>
          </table:table-cell>
          <table:table-cell table:formula="of:=6.6*[.B430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30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31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31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32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32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33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33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6">
            <text:p>17206</text:p>
          </table:table-cell>
          <table:table-cell table:formula="of:=6.6*[.B434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34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7">
            <text:p>17207</text:p>
          </table:table-cell>
          <table:table-cell table:formula="of:=6.6*[.B435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35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050">
            <text:p>17050</text:p>
          </table:table-cell>
          <table:table-cell table:formula="of:=6.6*[.B436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36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37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37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38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1">
            <text:p>17761</text:p>
          </table:table-cell>
          <table:table-cell table:formula="of:=6.83*[.J438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39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39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7208">
            <text:p>17208</text:p>
          </table:table-cell>
          <table:table-cell table:formula="of:=6.6*[.B440]" office:value-type="float" office:value="17160">
            <text:p>171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762">
            <text:p>17762</text:p>
          </table:table-cell>
          <table:table-cell table:formula="of:=6.83*[.J440]" office:value-type="float" office:value="17758">
            <text:p>1775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358">
            <text:p>18358</text:p>
          </table:table-cell>
          <table:table-cell table:formula="of:=6.6*[.B441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41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6">
            <text:p>18516</text:p>
          </table:table-cell>
          <table:table-cell table:formula="of:=6.6*[.B442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42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359">
            <text:p>18359</text:p>
          </table:table-cell>
          <table:table-cell table:formula="of:=6.6*[.B443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8">
            <text:p>19128</text:p>
          </table:table-cell>
          <table:table-cell table:formula="of:=6.83*[.J443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44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7">
            <text:p>19127</text:p>
          </table:table-cell>
          <table:table-cell table:formula="of:=6.83*[.J444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9">
            <text:p>18519</text:p>
          </table:table-cell>
          <table:table-cell table:formula="of:=6.6*[.B445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45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8">
            <text:p>18518</text:p>
          </table:table-cell>
          <table:table-cell table:formula="of:=6.6*[.B446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46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8">
            <text:p>18518</text:p>
          </table:table-cell>
          <table:table-cell table:formula="of:=6.6*[.B447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7">
            <text:p>19127</text:p>
          </table:table-cell>
          <table:table-cell table:formula="of:=6.83*[.J447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48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48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49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49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5">
            <text:p>18515</text:p>
          </table:table-cell>
          <table:table-cell table:formula="of:=6.6*[.B450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8">
            <text:p>19128</text:p>
          </table:table-cell>
          <table:table-cell table:formula="of:=6.83*[.J450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6">
            <text:p>18516</text:p>
          </table:table-cell>
          <table:table-cell table:formula="of:=6.6*[.B451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51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5">
            <text:p>18515</text:p>
          </table:table-cell>
          <table:table-cell table:formula="of:=6.6*[.B452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52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53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53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54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8">
            <text:p>19128</text:p>
          </table:table-cell>
          <table:table-cell table:formula="of:=6.83*[.J454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8">
            <text:p>18518</text:p>
          </table:table-cell>
          <table:table-cell table:formula="of:=6.6*[.B455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55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56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7">
            <text:p>19127</text:p>
          </table:table-cell>
          <table:table-cell table:formula="of:=6.83*[.J456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7">
            <text:p>18517</text:p>
          </table:table-cell>
          <table:table-cell table:formula="of:=6.6*[.B457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7">
            <text:p>19127</text:p>
          </table:table-cell>
          <table:table-cell table:formula="of:=6.83*[.J457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6">
            <text:p>18516</text:p>
          </table:table-cell>
          <table:table-cell table:formula="of:=6.6*[.B458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6">
            <text:p>19126</text:p>
          </table:table-cell>
          <table:table-cell table:formula="of:=6.83*[.J458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516">
            <text:p>18516</text:p>
          </table:table-cell>
          <table:table-cell table:formula="of:=6.6*[.B459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7">
            <text:p>19127</text:p>
          </table:table-cell>
          <table:table-cell table:formula="of:=6.83*[.J459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8359">
            <text:p>18359</text:p>
          </table:table-cell>
          <table:table-cell table:formula="of:=6.6*[.B460]" office:value-type="float" office:value="18480">
            <text:p>184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9127">
            <text:p>19127</text:p>
          </table:table-cell>
          <table:table-cell table:formula="of:=6.83*[.J460]" office:value-type="float" office:value="19124">
            <text:p>1912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31">
            <text:p>19831</text:p>
          </table:table-cell>
          <table:table-cell table:formula="of:=6.6*[.B461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1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9">
            <text:p>19829</text:p>
          </table:table-cell>
          <table:table-cell table:formula="of:=6.6*[.B462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2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8">
            <text:p>19828</text:p>
          </table:table-cell>
          <table:table-cell table:formula="of:=6.6*[.B463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3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6">
            <text:p>19826</text:p>
          </table:table-cell>
          <table:table-cell table:formula="of:=6.6*[.B464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64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5">
            <text:p>19825</text:p>
          </table:table-cell>
          <table:table-cell table:formula="of:=6.6*[.B465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5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5">
            <text:p>19825</text:p>
          </table:table-cell>
          <table:table-cell table:formula="of:=6.6*[.B466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6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6">
            <text:p>19826</text:p>
          </table:table-cell>
          <table:table-cell table:formula="of:=6.6*[.B467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67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4">
            <text:p>19824</text:p>
          </table:table-cell>
          <table:table-cell table:formula="of:=6.6*[.B468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8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6">
            <text:p>19826</text:p>
          </table:table-cell>
          <table:table-cell table:formula="of:=6.6*[.B469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69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6">
            <text:p>19826</text:p>
          </table:table-cell>
          <table:table-cell table:formula="of:=6.6*[.B470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70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5">
            <text:p>19825</text:p>
          </table:table-cell>
          <table:table-cell table:formula="of:=6.6*[.B471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71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7">
            <text:p>19827</text:p>
          </table:table-cell>
          <table:table-cell table:formula="of:=6.6*[.B472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72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7">
            <text:p>19827</text:p>
          </table:table-cell>
          <table:table-cell table:formula="of:=6.6*[.B473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73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4">
            <text:p>19824</text:p>
          </table:table-cell>
          <table:table-cell table:formula="of:=6.6*[.B474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74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7">
            <text:p>19827</text:p>
          </table:table-cell>
          <table:table-cell table:formula="of:=6.6*[.B475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75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8">
            <text:p>19828</text:p>
          </table:table-cell>
          <table:table-cell table:formula="of:=6.6*[.B476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76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7">
            <text:p>19827</text:p>
          </table:table-cell>
          <table:table-cell table:formula="of:=6.6*[.B477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77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669">
            <text:p>19669</text:p>
          </table:table-cell>
          <table:table-cell table:formula="of:=6.6*[.B478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1">
            <text:p>20491</text:p>
          </table:table-cell>
          <table:table-cell table:formula="of:=6.83*[.J478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6">
            <text:p>19826</text:p>
          </table:table-cell>
          <table:table-cell table:formula="of:=6.6*[.B479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79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9825">
            <text:p>19825</text:p>
          </table:table-cell>
          <table:table-cell table:formula="of:=6.6*[.B480]" office:value-type="float" office:value="19800">
            <text:p>198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20492">
            <text:p>20492</text:p>
          </table:table-cell>
          <table:table-cell table:formula="of:=6.83*[.J480]" office:value-type="float" office:value="20490">
            <text:p>2049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481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81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5">
            <text:p>21135</text:p>
          </table:table-cell>
          <table:table-cell table:formula="of:=6.6*[.B482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82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7">
            <text:p>21137</text:p>
          </table:table-cell>
          <table:table-cell table:formula="of:=6.6*[.B483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5">
            <text:p>21855</text:p>
          </table:table-cell>
          <table:table-cell table:formula="of:=6.83*[.J483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484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84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85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85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0978">
            <text:p>20978</text:p>
          </table:table-cell>
          <table:table-cell table:formula="of:=6.6*[.B486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5">
            <text:p>21855</text:p>
          </table:table-cell>
          <table:table-cell table:formula="of:=6.83*[.J486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487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87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488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5">
            <text:p>21855</text:p>
          </table:table-cell>
          <table:table-cell table:formula="of:=6.83*[.J488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489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89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7">
            <text:p>21137</text:p>
          </table:table-cell>
          <table:table-cell table:formula="of:=6.6*[.B490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90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491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91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9">
            <text:p>21139</text:p>
          </table:table-cell>
          <table:table-cell table:formula="of:=6.6*[.B492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7">
            <text:p>21857</text:p>
          </table:table-cell>
          <table:table-cell table:formula="of:=6.83*[.J492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93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7">
            <text:p>21857</text:p>
          </table:table-cell>
          <table:table-cell table:formula="of:=6.83*[.J493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94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94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95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7">
            <text:p>21857</text:p>
          </table:table-cell>
          <table:table-cell table:formula="of:=6.83*[.J495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96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5">
            <text:p>21855</text:p>
          </table:table-cell>
          <table:table-cell table:formula="of:=6.83*[.J496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97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7">
            <text:p>21857</text:p>
          </table:table-cell>
          <table:table-cell table:formula="of:=6.83*[.J497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6">
            <text:p>21136</text:p>
          </table:table-cell>
          <table:table-cell table:formula="of:=6.6*[.B498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498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7">
            <text:p>21137</text:p>
          </table:table-cell>
          <table:table-cell table:formula="of:=6.6*[.B499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5">
            <text:p>21855</text:p>
          </table:table-cell>
          <table:table-cell table:formula="of:=6.83*[.J499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21138">
            <text:p>21138</text:p>
          </table:table-cell>
          <table:table-cell table:formula="of:=6.6*[.B500]" office:value-type="float" office:value="21120">
            <text:p>211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856">
            <text:p>21856</text:p>
          </table:table-cell>
          <table:table-cell table:formula="of:=6.83*[.J500]" office:value-type="float" office:value="21856">
            <text:p>2185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51">
            <text:p>22451</text:p>
          </table:table-cell>
          <table:table-cell table:formula="of:=6.6*[.B501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01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02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2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03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3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04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4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05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5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06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6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07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7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08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08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09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09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10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10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11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11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12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12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6">
            <text:p>22446</text:p>
          </table:table-cell>
          <table:table-cell table:formula="of:=6.6*[.B513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2">
            <text:p>23222</text:p>
          </table:table-cell>
          <table:table-cell table:formula="of:=6.83*[.J513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6">
            <text:p>22446</text:p>
          </table:table-cell>
          <table:table-cell table:formula="of:=6.6*[.B514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14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15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15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16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16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6">
            <text:p>22446</text:p>
          </table:table-cell>
          <table:table-cell table:formula="of:=6.6*[.B517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2">
            <text:p>23222</text:p>
          </table:table-cell>
          <table:table-cell table:formula="of:=6.83*[.J517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6">
            <text:p>22446</text:p>
          </table:table-cell>
          <table:table-cell table:formula="of:=6.6*[.B518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18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7">
            <text:p>22447</text:p>
          </table:table-cell>
          <table:table-cell table:formula="of:=6.6*[.B519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0">
            <text:p>23220</text:p>
          </table:table-cell>
          <table:table-cell table:formula="of:=6.83*[.J519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2448">
            <text:p>22448</text:p>
          </table:table-cell>
          <table:table-cell table:formula="of:=6.6*[.B520]" office:value-type="float" office:value="22440">
            <text:p>224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3221">
            <text:p>23221</text:p>
          </table:table-cell>
          <table:table-cell table:formula="of:=6.83*[.J520]" office:value-type="float" office:value="23222">
            <text:p>2322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8">
            <text:p>23758</text:p>
          </table:table-cell>
          <table:table-cell table:formula="of:=6.6*[.B521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1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8">
            <text:p>23758</text:p>
          </table:table-cell>
          <table:table-cell table:formula="of:=6.6*[.B522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2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23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3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24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4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6">
            <text:p>23756</text:p>
          </table:table-cell>
          <table:table-cell table:formula="of:=6.6*[.B525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5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5">
            <text:p>23755</text:p>
          </table:table-cell>
          <table:table-cell table:formula="of:=6.6*[.B526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26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27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7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598">
            <text:p>23598</text:p>
          </table:table-cell>
          <table:table-cell table:formula="of:=6.6*[.B528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28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6">
            <text:p>23756</text:p>
          </table:table-cell>
          <table:table-cell table:formula="of:=6.6*[.B529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29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8">
            <text:p>23758</text:p>
          </table:table-cell>
          <table:table-cell table:formula="of:=6.6*[.B530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30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8">
            <text:p>23758</text:p>
          </table:table-cell>
          <table:table-cell table:formula="of:=6.6*[.B531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31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32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2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6">
            <text:p>23756</text:p>
          </table:table-cell>
          <table:table-cell table:formula="of:=6.6*[.B533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3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34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4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8">
            <text:p>23758</text:p>
          </table:table-cell>
          <table:table-cell table:formula="of:=6.6*[.B535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35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36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6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598">
            <text:p>23598</text:p>
          </table:table-cell>
          <table:table-cell table:formula="of:=6.6*[.B537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7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6">
            <text:p>23756</text:p>
          </table:table-cell>
          <table:table-cell table:formula="of:=6.6*[.B538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8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39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6">
            <text:p>24586</text:p>
          </table:table-cell>
          <table:table-cell table:formula="of:=6.83*[.J539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3757">
            <text:p>23757</text:p>
          </table:table-cell>
          <table:table-cell table:formula="of:=6.6*[.B540]" office:value-type="float" office:value="23760">
            <text:p>237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4585">
            <text:p>24585</text:p>
          </table:table-cell>
          <table:table-cell table:formula="of:=6.83*[.J540]" office:value-type="float" office:value="24588">
            <text:p>2458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71">
            <text:p>25071</text:p>
          </table:table-cell>
          <table:table-cell table:formula="of:=6.6*[.B541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49">
            <text:p>25949</text:p>
          </table:table-cell>
          <table:table-cell table:formula="of:=6.83*[.J541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8">
            <text:p>25068</text:p>
          </table:table-cell>
          <table:table-cell table:formula="of:=6.6*[.B542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42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8">
            <text:p>25068</text:p>
          </table:table-cell>
          <table:table-cell table:formula="of:=6.6*[.B543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43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44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49">
            <text:p>25949</text:p>
          </table:table-cell>
          <table:table-cell table:formula="of:=6.83*[.J544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45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45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46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49">
            <text:p>25949</text:p>
          </table:table-cell>
          <table:table-cell table:formula="of:=6.83*[.J546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47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47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48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48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49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49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50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50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4908">
            <text:p>24908</text:p>
          </table:table-cell>
          <table:table-cell table:formula="of:=6.6*[.B551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51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7">
            <text:p>25067</text:p>
          </table:table-cell>
          <table:table-cell table:formula="of:=6.6*[.B552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1">
            <text:p>25951</text:p>
          </table:table-cell>
          <table:table-cell table:formula="of:=6.83*[.J552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7">
            <text:p>25067</text:p>
          </table:table-cell>
          <table:table-cell table:formula="of:=6.6*[.B553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1">
            <text:p>25951</text:p>
          </table:table-cell>
          <table:table-cell table:formula="of:=6.83*[.J553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7">
            <text:p>25067</text:p>
          </table:table-cell>
          <table:table-cell table:formula="of:=6.6*[.B554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49">
            <text:p>25949</text:p>
          </table:table-cell>
          <table:table-cell table:formula="of:=6.83*[.J554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55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55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8">
            <text:p>25068</text:p>
          </table:table-cell>
          <table:table-cell table:formula="of:=6.6*[.B556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56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7">
            <text:p>25067</text:p>
          </table:table-cell>
          <table:table-cell table:formula="of:=6.6*[.B557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57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8">
            <text:p>25068</text:p>
          </table:table-cell>
          <table:table-cell table:formula="of:=6.6*[.B558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1">
            <text:p>25951</text:p>
          </table:table-cell>
          <table:table-cell table:formula="of:=6.83*[.J558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6">
            <text:p>25066</text:p>
          </table:table-cell>
          <table:table-cell table:formula="of:=6.6*[.B559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59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5067">
            <text:p>25067</text:p>
          </table:table-cell>
          <table:table-cell table:formula="of:=6.6*[.B560]" office:value-type="float" office:value="25080">
            <text:p>250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950">
            <text:p>25950</text:p>
          </table:table-cell>
          <table:table-cell table:formula="of:=6.83*[.J560]" office:value-type="float" office:value="25954">
            <text:p>2595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81">
            <text:p>26381</text:p>
          </table:table-cell>
          <table:table-cell table:formula="of:=6.6*[.B561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61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62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62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5">
            <text:p>26375</text:p>
          </table:table-cell>
          <table:table-cell table:formula="of:=6.6*[.B563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4">
            <text:p>27314</text:p>
          </table:table-cell>
          <table:table-cell table:formula="of:=6.83*[.J563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64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64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65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6">
            <text:p>27316</text:p>
          </table:table-cell>
          <table:table-cell table:formula="of:=6.83*[.J565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66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6">
            <text:p>27316</text:p>
          </table:table-cell>
          <table:table-cell table:formula="of:=6.83*[.J566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6">
            <text:p>26376</text:p>
          </table:table-cell>
          <table:table-cell table:formula="of:=6.6*[.B567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4">
            <text:p>27314</text:p>
          </table:table-cell>
          <table:table-cell table:formula="of:=6.83*[.J567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6">
            <text:p>26376</text:p>
          </table:table-cell>
          <table:table-cell table:formula="of:=6.6*[.B568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68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69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69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6">
            <text:p>26376</text:p>
          </table:table-cell>
          <table:table-cell table:formula="of:=6.6*[.B570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70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71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71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72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6">
            <text:p>27316</text:p>
          </table:table-cell>
          <table:table-cell table:formula="of:=6.83*[.J572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73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6">
            <text:p>27316</text:p>
          </table:table-cell>
          <table:table-cell table:formula="of:=6.83*[.J573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6">
            <text:p>26376</text:p>
          </table:table-cell>
          <table:table-cell table:formula="of:=6.6*[.B574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4">
            <text:p>27314</text:p>
          </table:table-cell>
          <table:table-cell table:formula="of:=6.83*[.J574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75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4">
            <text:p>27314</text:p>
          </table:table-cell>
          <table:table-cell table:formula="of:=6.83*[.J575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76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76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8">
            <text:p>26378</text:p>
          </table:table-cell>
          <table:table-cell table:formula="of:=6.6*[.B577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4">
            <text:p>27314</text:p>
          </table:table-cell>
          <table:table-cell table:formula="of:=6.83*[.J577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7">
            <text:p>26377</text:p>
          </table:table-cell>
          <table:table-cell table:formula="of:=6.6*[.B578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4">
            <text:p>27314</text:p>
          </table:table-cell>
          <table:table-cell table:formula="of:=6.83*[.J578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6">
            <text:p>26376</text:p>
          </table:table-cell>
          <table:table-cell table:formula="of:=6.6*[.B579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6">
            <text:p>27316</text:p>
          </table:table-cell>
          <table:table-cell table:formula="of:=6.83*[.J579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6376">
            <text:p>26376</text:p>
          </table:table-cell>
          <table:table-cell table:formula="of:=6.6*[.B580]" office:value-type="float" office:value="26400">
            <text:p>264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7315">
            <text:p>27315</text:p>
          </table:table-cell>
          <table:table-cell table:formula="of:=6.83*[.J580]" office:value-type="float" office:value="27320">
            <text:p>2732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90">
            <text:p>27690</text:p>
          </table:table-cell>
          <table:table-cell table:formula="of:=6.6*[.B581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1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82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2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83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3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9">
            <text:p>27689</text:p>
          </table:table-cell>
          <table:table-cell table:formula="of:=6.6*[.B584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4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85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5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86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6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87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79">
            <text:p>28679</text:p>
          </table:table-cell>
          <table:table-cell table:formula="of:=6.83*[.J587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88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8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8">
            <text:p>27688</text:p>
          </table:table-cell>
          <table:table-cell table:formula="of:=6.6*[.B589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89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90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90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91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91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92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92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93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79">
            <text:p>28679</text:p>
          </table:table-cell>
          <table:table-cell table:formula="of:=6.83*[.J593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94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94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95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79">
            <text:p>28679</text:p>
          </table:table-cell>
          <table:table-cell table:formula="of:=6.83*[.J595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8">
            <text:p>27688</text:p>
          </table:table-cell>
          <table:table-cell table:formula="of:=6.6*[.B596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79">
            <text:p>28679</text:p>
          </table:table-cell>
          <table:table-cell table:formula="of:=6.83*[.J596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597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597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5">
            <text:p>27685</text:p>
          </table:table-cell>
          <table:table-cell table:formula="of:=6.6*[.B598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79">
            <text:p>28679</text:p>
          </table:table-cell>
          <table:table-cell table:formula="of:=6.83*[.J598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6">
            <text:p>27686</text:p>
          </table:table-cell>
          <table:table-cell table:formula="of:=6.6*[.B599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79">
            <text:p>28679</text:p>
          </table:table-cell>
          <table:table-cell table:formula="of:=6.83*[.J599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7687">
            <text:p>27687</text:p>
          </table:table-cell>
          <table:table-cell table:formula="of:=6.6*[.B600]" office:value-type="float" office:value="27720">
            <text:p>2772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8680">
            <text:p>28680</text:p>
          </table:table-cell>
          <table:table-cell table:formula="of:=6.83*[.J600]"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8">
            <text:p>28998</text:p>
          </table:table-cell>
          <table:table-cell table:formula="of:=6.6*[.B601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01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02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02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5">
            <text:p>28995</text:p>
          </table:table-cell>
          <table:table-cell table:formula="of:=6.6*[.B603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03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04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3">
            <text:p>30043</text:p>
          </table:table-cell>
          <table:table-cell table:formula="of:=6.83*[.J604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05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05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8">
            <text:p>28998</text:p>
          </table:table-cell>
          <table:table-cell table:formula="of:=6.6*[.B606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06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6">
            <text:p>28996</text:p>
          </table:table-cell>
          <table:table-cell table:formula="of:=6.6*[.B607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3">
            <text:p>30043</text:p>
          </table:table-cell>
          <table:table-cell table:formula="of:=6.83*[.J607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6">
            <text:p>28996</text:p>
          </table:table-cell>
          <table:table-cell table:formula="of:=6.6*[.B608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08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6">
            <text:p>28996</text:p>
          </table:table-cell>
          <table:table-cell table:formula="of:=6.6*[.B609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09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10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10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838">
            <text:p>28838</text:p>
          </table:table-cell>
          <table:table-cell table:formula="of:=6.6*[.B611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11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9016">
            <text:p>29016</text:p>
          </table:table-cell>
          <table:table-cell table:formula="of:=6.6*[.B612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3">
            <text:p>30043</text:p>
          </table:table-cell>
          <table:table-cell table:formula="of:=6.83*[.J612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6">
            <text:p>28996</text:p>
          </table:table-cell>
          <table:table-cell table:formula="of:=6.6*[.B613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13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6">
            <text:p>28996</text:p>
          </table:table-cell>
          <table:table-cell table:formula="of:=6.6*[.B614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14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15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15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6">
            <text:p>28996</text:p>
          </table:table-cell>
          <table:table-cell table:formula="of:=6.6*[.B616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16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17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3">
            <text:p>30043</text:p>
          </table:table-cell>
          <table:table-cell table:formula="of:=6.83*[.J617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18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5">
            <text:p>30045</text:p>
          </table:table-cell>
          <table:table-cell table:formula="of:=6.83*[.J618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19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19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8997">
            <text:p>28997</text:p>
          </table:table-cell>
          <table:table-cell table:formula="of:=6.6*[.B620]" office:value-type="float" office:value="29040">
            <text:p>2904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30044">
            <text:p>30044</text:p>
          </table:table-cell>
          <table:table-cell table:formula="of:=6.83*[.J620]" office:value-type="float" office:value="30052">
            <text:p>30052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9">
            <text:p>30309</text:p>
          </table:table-cell>
          <table:table-cell table:formula="of:=6.6*[.B621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10">
            <text:p>31410</text:p>
          </table:table-cell>
          <table:table-cell table:formula="of:=6.83*[.J621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7">
            <text:p>30307</text:p>
          </table:table-cell>
          <table:table-cell table:formula="of:=6.6*[.B622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10">
            <text:p>31410</text:p>
          </table:table-cell>
          <table:table-cell table:formula="of:=6.83*[.J622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23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23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148">
            <text:p>30148</text:p>
          </table:table-cell>
          <table:table-cell table:formula="of:=6.6*[.B624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8">
            <text:p>31408</text:p>
          </table:table-cell>
          <table:table-cell table:formula="of:=6.83*[.J624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8">
            <text:p>30308</text:p>
          </table:table-cell>
          <table:table-cell table:formula="of:=6.6*[.B625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25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5">
            <text:p>30305</text:p>
          </table:table-cell>
          <table:table-cell table:formula="of:=6.6*[.B626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26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27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8">
            <text:p>31408</text:p>
          </table:table-cell>
          <table:table-cell table:formula="of:=6.83*[.J627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7">
            <text:p>30307</text:p>
          </table:table-cell>
          <table:table-cell table:formula="of:=6.6*[.B628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11">
            <text:p>31411</text:p>
          </table:table-cell>
          <table:table-cell table:formula="of:=6.83*[.J628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29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29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7">
            <text:p>30307</text:p>
          </table:table-cell>
          <table:table-cell table:formula="of:=6.6*[.B630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0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31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1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5">
            <text:p>30305</text:p>
          </table:table-cell>
          <table:table-cell table:formula="of:=6.6*[.B632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10">
            <text:p>31410</text:p>
          </table:table-cell>
          <table:table-cell table:formula="of:=6.83*[.J632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33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3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8">
            <text:p>30308</text:p>
          </table:table-cell>
          <table:table-cell table:formula="of:=6.6*[.B634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4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9">
            <text:p>30309</text:p>
          </table:table-cell>
          <table:table-cell table:formula="of:=6.6*[.B635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8">
            <text:p>31408</text:p>
          </table:table-cell>
          <table:table-cell table:formula="of:=6.83*[.J635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36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6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7">
            <text:p>30307</text:p>
          </table:table-cell>
          <table:table-cell table:formula="of:=6.6*[.B637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7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7">
            <text:p>30307</text:p>
          </table:table-cell>
          <table:table-cell table:formula="of:=6.6*[.B638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8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7">
            <text:p>30307</text:p>
          </table:table-cell>
          <table:table-cell table:formula="of:=6.6*[.B639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9">
            <text:p>31409</text:p>
          </table:table-cell>
          <table:table-cell table:formula="of:=6.83*[.J639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30306">
            <text:p>30306</text:p>
          </table:table-cell>
          <table:table-cell table:formula="of:=6.6*[.B640]" office:value-type="float" office:value="30360">
            <text:p>3036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1408">
            <text:p>31408</text:p>
          </table:table-cell>
          <table:table-cell table:formula="of:=6.83*[.J640]" office:value-type="float" office:value="31418">
            <text:p>31418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455">
            <text:p>31455</text:p>
          </table:table-cell>
          <table:table-cell table:formula="of:=6.6*[.B641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41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42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3">
            <text:p>32773</text:p>
          </table:table-cell>
          <table:table-cell table:formula="of:=6.83*[.J642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43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43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44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44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8">
            <text:p>31618</text:p>
          </table:table-cell>
          <table:table-cell table:formula="of:=6.6*[.B645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3">
            <text:p>32773</text:p>
          </table:table-cell>
          <table:table-cell table:formula="of:=6.83*[.J645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8">
            <text:p>31618</text:p>
          </table:table-cell>
          <table:table-cell table:formula="of:=6.6*[.B646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46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47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3">
            <text:p>32773</text:p>
          </table:table-cell>
          <table:table-cell table:formula="of:=6.83*[.J647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7">
            <text:p>31617</text:p>
          </table:table-cell>
          <table:table-cell table:formula="of:=6.6*[.B648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5">
            <text:p>32775</text:p>
          </table:table-cell>
          <table:table-cell table:formula="of:=6.83*[.J648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8">
            <text:p>31618</text:p>
          </table:table-cell>
          <table:table-cell table:formula="of:=6.6*[.B649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49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9">
            <text:p>31619</text:p>
          </table:table-cell>
          <table:table-cell table:formula="of:=6.6*[.B650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0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51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1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7">
            <text:p>31617</text:p>
          </table:table-cell>
          <table:table-cell table:formula="of:=6.6*[.B652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3">
            <text:p>32773</text:p>
          </table:table-cell>
          <table:table-cell table:formula="of:=6.83*[.J652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457">
            <text:p>31457</text:p>
          </table:table-cell>
          <table:table-cell table:formula="of:=6.6*[.B653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3">
            <text:p>32773</text:p>
          </table:table-cell>
          <table:table-cell table:formula="of:=6.83*[.J653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54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4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7">
            <text:p>31617</text:p>
          </table:table-cell>
          <table:table-cell table:formula="of:=6.6*[.B655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5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5">
            <text:p>31615</text:p>
          </table:table-cell>
          <table:table-cell table:formula="of:=6.6*[.B656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6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7">
            <text:p>31617</text:p>
          </table:table-cell>
          <table:table-cell table:formula="of:=6.6*[.B657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3">
            <text:p>32773</text:p>
          </table:table-cell>
          <table:table-cell table:formula="of:=6.83*[.J657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58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8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6">
            <text:p>31616</text:p>
          </table:table-cell>
          <table:table-cell table:formula="of:=6.6*[.B659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59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31619">
            <text:p>31619</text:p>
          </table:table-cell>
          <table:table-cell table:formula="of:=6.6*[.B660]" office:value-type="float" office:value="31680">
            <text:p>3168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2774">
            <text:p>32774</text:p>
          </table:table-cell>
          <table:table-cell table:formula="of:=6.83*[.J660]" office:value-type="float" office:value="32784">
            <text:p>32784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8">
            <text:p>32928</text:p>
          </table:table-cell>
          <table:table-cell table:formula="of:=6.6*[.B661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61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7">
            <text:p>32927</text:p>
          </table:table-cell>
          <table:table-cell table:formula="of:=6.6*[.B662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62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63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63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7">
            <text:p>32927</text:p>
          </table:table-cell>
          <table:table-cell table:formula="of:=6.6*[.B664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64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7">
            <text:p>32927</text:p>
          </table:table-cell>
          <table:table-cell table:formula="of:=6.6*[.B665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65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5">
            <text:p>32925</text:p>
          </table:table-cell>
          <table:table-cell table:formula="of:=6.6*[.B666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66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67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67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68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68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768">
            <text:p>32768</text:p>
          </table:table-cell>
          <table:table-cell table:formula="of:=6.6*[.B669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69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70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70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7">
            <text:p>32927</text:p>
          </table:table-cell>
          <table:table-cell table:formula="of:=6.6*[.B671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1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8">
            <text:p>32928</text:p>
          </table:table-cell>
          <table:table-cell table:formula="of:=6.6*[.B672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2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8">
            <text:p>32928</text:p>
          </table:table-cell>
          <table:table-cell table:formula="of:=6.6*[.B673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3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74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4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7">
            <text:p>32927</text:p>
          </table:table-cell>
          <table:table-cell table:formula="of:=6.6*[.B675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5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76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9">
            <text:p>34139</text:p>
          </table:table-cell>
          <table:table-cell table:formula="of:=6.83*[.J676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77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7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7">
            <text:p>32927</text:p>
          </table:table-cell>
          <table:table-cell table:formula="of:=6.6*[.B678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8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6">
            <text:p>32926</text:p>
          </table:table-cell>
          <table:table-cell table:formula="of:=6.6*[.B679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8">
            <text:p>34138</text:p>
          </table:table-cell>
          <table:table-cell table:formula="of:=6.83*[.J679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2929">
            <text:p>32929</text:p>
          </table:table-cell>
          <table:table-cell table:formula="of:=6.6*[.B680]" office:value-type="float" office:value="33000">
            <text:p>33000</text:p>
          </table:table-cell>
          <table:table-cell table:number-columns-repeated="4"/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4137">
            <text:p>34137</text:p>
          </table:table-cell>
          <table:table-cell table:formula="of:=6.83*[.J680]" office:value-type="float" office:value="34150">
            <text:p>34150</text:p>
          </table:table-cell>
          <table:table-cell table:number-columns-repeated="2"/>
        </table:table-row>
        <table:table-row table:style-name="ro1">
          <table:table-cell>
            <draw:frame table:end-cell-address="Arkusz1.AH776" table:end-x="0.815cm" table:end-y="0.427cm" draw:z-index="0" draw:style-name="gr1" svg:width="76.482cm" svg:height="42.984cm" svg:x="0cm" svg:y="0.348cm">
              <draw:object draw:notify-on-update-of-ranges="Arkusz1.B1:Arkusz1.B680 Arkusz1.C1:Arkusz1.C680 Arkusz1.B1:Arkusz1.B680 Arkusz1.D1:Arkusz1.D680 Arkusz1.J1:Arkusz1.J680 Arkusz1.L1:Arkusz1.L680 Arkusz1.J1:Arkusz1.J680 Arkusz1.K1:Arkusz1.K6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10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02.12.2008</text:date>, <text:time>23:48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2T18:17:45.37</meta:creation-date>
    <dc:date>2008-12-02T23:47:47.62</dc:date>
    <meta:editing-duration>PT05H30M01S</meta:editing-duration>
    <meta:editing-cycles>5</meta:editing-cycles>
    <meta:generator>OpenOffice.ux.pl/3.0$Win32 OpenOffice.org_project/300m9$Build-29358</meta:generator>
    <meta:document-statistic meta:table-count="3" meta:cell-count="5460" meta:object-count="1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6.483cm" svg:height="42.985cm" chart:class="chart:scatter" chart:column-mapping="0 1 2 4 3" chart:style-name="ch1">
        <chart:legend chart:legend-position="end" svg:x="72.955cm" svg:y="20.544cm" chart:style-name="ch2"/>
        <chart:plot-area chart:style-name="ch3" table:cell-range-address="Arkusz1.B1:Arkusz1.D680 Arkusz1.K1:Arkusz1.L680" svg:x="1.529cm" svg:y="0.859cm" svg:width="69.898cm" svg:height="40.40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:Arkusz1.C680" chart:class="chart:scatter">
            <chart:domain table:cell-range-address="Arkusz1.B1:Arkusz1.B680"/>
            <chart:data-point chart:repeated="680"/>
          </chart:series>
          <chart:series chart:style-name="ch7" chart:values-cell-range-address="Arkusz1.D1:Arkusz1.D680" chart:class="chart:scatter">
            <chart:data-point chart:repeated="680"/>
          </chart:series>
          <chart:series chart:style-name="ch8" chart:values-cell-range-address="Arkusz1.L1:Arkusz1.L680" chart:class="chart:scatter">
            <chart:domain table:cell-range-address="Arkusz1.J1:Arkusz1.J680"/>
            <chart:data-point chart:repeated="680"/>
          </chart:series>
          <chart:series chart:style-name="ch9" chart:values-cell-range-address="Arkusz1.K1:Arkusz1.K680" chart:class="chart:scatter">
            <chart:domain table:cell-range-address="Arkusz1.J1:Arkusz1.J680"/>
            <chart:data-point chart:repeated="6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  <table:table-cell office:value-type="string">
                <text:p>Kolumna J</text:p>
              </table:table-cell>
              <table:table-cell office:value-type="string">
                <text:p>Kolumna L</text:p>
              </table:table-cell>
              <table:table-cell office:value-type="string">
                <text:p>Kolumna J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Arkusz1.B1:Arkusz1.B680">10</text:p>
              </table:table-cell>
              <table:table-cell office:value-type="float" office:value="87">
                <text:p text:id="Arkusz1.C1:Arkusz1.C680">87</text:p>
              </table:table-cell>
              <table:table-cell office:value-type="float" office:value="66">
                <text:p text:id="Arkusz1.D1:Arkusz1.D680">66</text:p>
              </table:table-cell>
              <table:table-cell office:value-type="float" office:value="10">
                <text:p text:id="Arkusz1.J1:Arkusz1.J680">10</text:p>
              </table:table-cell>
              <table:table-cell office:value-type="float" office:value="68.3">
                <text:p text:id="Arkusz1.L1:Arkusz1.L680">68.3</text:p>
              </table:table-cell>
              <table:table-cell office:value-type="float" office:value="10">
                <text:p text:id="Arkusz1.J1:Arkusz1.J680">10</text:p>
              </table:table-cell>
              <table:table-cell office:value-type="float" office:value="90">
                <text:p text:id="Arkusz1.K1:Arkusz1.K680"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27">
                <text:p>227</text:p>
              </table:table-cell>
              <table:table-cell office:value-type="float" office:value="198">
                <text:p>198</text:p>
              </table:table-cell>
              <table:table-cell office:value-type="float" office:value="30">
                <text:p>30</text:p>
              </table:table-cell>
              <table:table-cell office:value-type="float" office:value="204.9">
                <text:p>204.9</text:p>
              </table:table-cell>
              <table:table-cell office:value-type="float" office:value="30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292">
                <text:p>292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294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273.2">
                <text:p>273.2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350">
                <text:p>350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358">
                <text:p>358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359">
                <text:p>359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341.5">
                <text:p>341.5</text:p>
              </table:table-cell>
              <table:table-cell office:value-type="float" office:value="50">
                <text:p>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418">
                <text:p>418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415">
                <text:p>415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417">
                <text:p>417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417">
                <text:p>417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416">
                <text:p>416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426">
                <text:p>426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424">
                <text:p>424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424">
                <text:p>424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424">
                <text:p>424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424">
                <text:p>424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424">
                <text:p>424</text:p>
              </table:table-cell>
              <table:table-cell office:value-type="float" office:value="396">
                <text:p>396</text:p>
              </table:table-cell>
              <table:table-cell office:value-type="float" office:value="60">
                <text:p>60</text:p>
              </table:table-cell>
              <table:table-cell office:value-type="float" office:value="409.8">
                <text:p>409.8</text:p>
              </table:table-cell>
              <table:table-cell office:value-type="float" office:value="60">
                <text:p>6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492">
                <text:p>492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492">
                <text:p>492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483">
                <text:p>483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492">
                <text:p>492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491">
                <text:p>491</text:p>
              </table:table-cell>
              <table:table-cell office:value-type="float" office:value="462">
                <text:p>462</text:p>
              </table:table-cell>
              <table:table-cell office:value-type="float" office:value="70">
                <text:p>70</text:p>
              </table:table-cell>
              <table:table-cell office:value-type="float" office:value="478.1">
                <text:p>478.1</text:p>
              </table:table-cell>
              <table:table-cell office:value-type="float" office:value="70">
                <text:p>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558">
                <text:p>558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">
                <text:p>80</text:p>
              </table:table-cell>
              <table:table-cell office:value-type="float" office:value="547">
                <text:p>54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558">
                <text:p>558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558">
                <text:p>558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">
                <text:p>80</text:p>
              </table:table-cell>
              <table:table-cell office:value-type="float" office:value="557">
                <text:p>557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80">
                <text:p>80</text:p>
              </table:table-cell>
              <table:table-cell office:value-type="float" office:value="546.4">
                <text:p>546.4</text:p>
              </table:table-cell>
              <table:table-cell office:value-type="float" office:value="80">
                <text:p>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624">
                <text:p>624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623">
                <text:p>623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614">
                <text:p>614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614">
                <text:p>614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">
                <text:p>90</text:p>
              </table:table-cell>
              <table:table-cell office:value-type="float" office:value="614">
                <text:p>614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614">
                <text:p>614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">
                <text:p>90</text:p>
              </table:table-cell>
              <table:table-cell office:value-type="float" office:value="623">
                <text:p>623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">
                <text:p>90</text:p>
              </table:table-cell>
              <table:table-cell office:value-type="float" office:value="624">
                <text:p>624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">
                <text:p>90</text:p>
              </table:table-cell>
              <table:table-cell office:value-type="float" office:value="623">
                <text:p>623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">
                <text:p>90</text:p>
              </table:table-cell>
              <table:table-cell office:value-type="float" office:value="623">
                <text:p>623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">
                <text:p>90</text:p>
              </table:table-cell>
              <table:table-cell office:value-type="float" office:value="623">
                <text:p>623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">
                <text:p>90</text:p>
              </table:table-cell>
              <table:table-cell office:value-type="float" office:value="623">
                <text:p>623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622">
                <text:p>622</text:p>
              </table:table-cell>
              <table:table-cell office:value-type="float" office:value="594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614.7">
                <text:p>614.7</text:p>
              </table:table-cell>
              <table:table-cell office:value-type="float" office:value="90">
                <text:p>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1331">
                <text:p>1331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331">
                <text:p>1331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1484">
                <text:p>1484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32">
                <text:p>1332</text:p>
              </table:table-cell>
              <table:table-cell office:value-type="float" office:value="1320">
                <text:p>1320</text:p>
              </table:table-cell>
              <table:table-cell office:value-type="float" office:value="200">
                <text:p>200</text:p>
              </table:table-cell>
              <table:table-cell office:value-type="float" office:value="1366">
                <text:p>1366</text:p>
              </table:table-cell>
              <table:table-cell office:value-type="float" office:value="200">
                <text:p>20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">
                <text:p>400</text:p>
              </table:table-cell>
              <table:table-cell office:value-type="float" office:value="2650">
                <text:p>265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">
                <text:p>400</text:p>
              </table:table-cell>
              <table:table-cell office:value-type="float" office:value="2652">
                <text:p>2652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0">
                <text:p>400</text:p>
              </table:table-cell>
              <table:table-cell office:value-type="float" office:value="2650">
                <text:p>265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0">
                <text:p>400</text:p>
              </table:table-cell>
              <table:table-cell office:value-type="float" office:value="2650">
                <text:p>265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">
                <text:p>400</text:p>
              </table:table-cell>
              <table:table-cell office:value-type="float" office:value="2642">
                <text:p>2642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">
                <text:p>400</text:p>
              </table:table-cell>
              <table:table-cell office:value-type="float" office:value="2639">
                <text:p>2639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0">
                <text:p>400</text:p>
              </table:table-cell>
              <table:table-cell office:value-type="float" office:value="2641">
                <text:p>2641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0">
                <text:p>400</text:p>
              </table:table-cell>
              <table:table-cell office:value-type="float" office:value="2640">
                <text:p>2640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0">
                <text:p>400</text:p>
              </table:table-cell>
              <table:table-cell office:value-type="float" office:value="2793">
                <text:p>2793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">
                <text:p>400</text:p>
              </table:table-cell>
              <table:table-cell office:value-type="float" office:value="2794">
                <text:p>2794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0">
                <text:p>400</text:p>
              </table:table-cell>
              <table:table-cell office:value-type="float" office:value="2794">
                <text:p>2794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0">
                <text:p>400</text:p>
              </table:table-cell>
              <table:table-cell office:value-type="float" office:value="2794">
                <text:p>2794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">
                <text:p>400</text:p>
              </table:table-cell>
              <table:table-cell office:value-type="float" office:value="2794">
                <text:p>2794</text:p>
              </table:table-cell>
              <table:table-cell office:value-type="float" office:value="2640">
                <text:p>2640</text:p>
              </table:table-cell>
              <table:table-cell office:value-type="float" office:value="400">
                <text:p>400</text:p>
              </table:table-cell>
              <table:table-cell office:value-type="float" office:value="2732">
                <text:p>2732</text:p>
              </table:table-cell>
              <table:table-cell office:value-type="float" office:value="400">
                <text:p>40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0">
                <text:p>600</text:p>
              </table:table-cell>
              <table:table-cell office:value-type="float" office:value="4106">
                <text:p>4106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0">
                <text:p>600</text:p>
              </table:table-cell>
              <table:table-cell office:value-type="float" office:value="4105">
                <text:p>4105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0">
                <text:p>600</text:p>
              </table:table-cell>
              <table:table-cell office:value-type="float" office:value="3950">
                <text:p>3950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0">
                <text:p>600</text:p>
              </table:table-cell>
              <table:table-cell office:value-type="float" office:value="3950">
                <text:p>3950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0">
                <text:p>600</text:p>
              </table:table-cell>
              <table:table-cell office:value-type="float" office:value="4102">
                <text:p>4102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0">
                <text:p>600</text:p>
              </table:table-cell>
              <table:table-cell office:value-type="float" office:value="4105">
                <text:p>4105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0">
                <text:p>600</text:p>
              </table:table-cell>
              <table:table-cell office:value-type="float" office:value="3950">
                <text:p>3950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0">
                <text:p>600</text:p>
              </table:table-cell>
              <table:table-cell office:value-type="float" office:value="4104">
                <text:p>4104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0">
                <text:p>600</text:p>
              </table:table-cell>
              <table:table-cell office:value-type="float" office:value="4104">
                <text:p>4104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0">
                <text:p>600</text:p>
              </table:table-cell>
              <table:table-cell office:value-type="float" office:value="4104">
                <text:p>4104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0">
                <text:p>600</text:p>
              </table:table-cell>
              <table:table-cell office:value-type="float" office:value="4103">
                <text:p>4103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0">
                <text:p>600</text:p>
              </table:table-cell>
              <table:table-cell office:value-type="float" office:value="4104">
                <text:p>4104</text:p>
              </table:table-cell>
              <table:table-cell office:value-type="float" office:value="3960">
                <text:p>3960</text:p>
              </table:table-cell>
              <table:table-cell office:value-type="float" office:value="600">
                <text:p>600</text:p>
              </table:table-cell>
              <table:table-cell office:value-type="float" office:value="4098">
                <text:p>4098</text:p>
              </table:table-cell>
              <table:table-cell office:value-type="float" office:value="600">
                <text:p>60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0">
                <text:p>800</text:p>
              </table:table-cell>
              <table:table-cell office:value-type="float" office:value="5415">
                <text:p>5415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0">
                <text:p>800</text:p>
              </table:table-cell>
              <table:table-cell office:value-type="float" office:value="5413">
                <text:p>5413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0">
                <text:p>800</text:p>
              </table:table-cell>
              <table:table-cell office:value-type="float" office:value="5414">
                <text:p>5414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0">
                <text:p>800</text:p>
              </table:table-cell>
              <table:table-cell office:value-type="float" office:value="5414">
                <text:p>5414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0">
                <text:p>800</text:p>
              </table:table-cell>
              <table:table-cell office:value-type="float" office:value="5414">
                <text:p>5414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0">
                <text:p>800</text:p>
              </table:table-cell>
              <table:table-cell office:value-type="float" office:value="5412">
                <text:p>5412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0">
                <text:p>800</text:p>
              </table:table-cell>
              <table:table-cell office:value-type="float" office:value="5412">
                <text:p>5412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0">
                <text:p>800</text:p>
              </table:table-cell>
              <table:table-cell office:value-type="float" office:value="5412">
                <text:p>5412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0">
                <text:p>800</text:p>
              </table:table-cell>
              <table:table-cell office:value-type="float" office:value="5412">
                <text:p>5412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">
                <text:p>800</text:p>
              </table:table-cell>
              <table:table-cell office:value-type="float" office:value="5413">
                <text:p>5413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">
                <text:p>800</text:p>
              </table:table-cell>
              <table:table-cell office:value-type="float" office:value="5413">
                <text:p>5413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0">
                <text:p>800</text:p>
              </table:table-cell>
              <table:table-cell office:value-type="float" office:value="5413">
                <text:p>5413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0">
                <text:p>800</text:p>
              </table:table-cell>
              <table:table-cell office:value-type="float" office:value="5414">
                <text:p>5414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0">
                <text:p>800</text:p>
              </table:table-cell>
              <table:table-cell office:value-type="float" office:value="5412">
                <text:p>5412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0">
                <text:p>800</text:p>
              </table:table-cell>
              <table:table-cell office:value-type="float" office:value="5414">
                <text:p>5414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0">
                <text:p>800</text:p>
              </table:table-cell>
              <table:table-cell office:value-type="float" office:value="5415">
                <text:p>5415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">
                <text:p>800</text:p>
              </table:table-cell>
              <table:table-cell office:value-type="float" office:value="5415">
                <text:p>5415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0">
                <text:p>800</text:p>
              </table:table-cell>
              <table:table-cell office:value-type="float" office:value="5413">
                <text:p>5413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0">
                <text:p>800</text:p>
              </table:table-cell>
              <table:table-cell office:value-type="float" office:value="5260">
                <text:p>5260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0">
                <text:p>800</text:p>
              </table:table-cell>
              <table:table-cell office:value-type="float" office:value="5413">
                <text:p>5413</text:p>
              </table:table-cell>
              <table:table-cell office:value-type="float" office:value="5280">
                <text:p>5280</text:p>
              </table:table-cell>
              <table:table-cell office:value-type="float" office:value="800">
                <text:p>800</text:p>
              </table:table-cell>
              <table:table-cell office:value-type="float" office:value="5464">
                <text:p>5464</text:p>
              </table:table-cell>
              <table:table-cell office:value-type="float" office:value="800">
                <text:p>800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0">
                <text:p>1000</text:p>
              </table:table-cell>
              <table:table-cell office:value-type="float" office:value="6727">
                <text:p>6727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0">
                <text:p>1000</text:p>
              </table:table-cell>
              <table:table-cell office:value-type="float" office:value="6725">
                <text:p>6725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0">
                <text:p>1000</text:p>
              </table:table-cell>
              <table:table-cell office:value-type="float" office:value="6727">
                <text:p>6727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0">
                <text:p>1000</text:p>
              </table:table-cell>
              <table:table-cell office:value-type="float" office:value="6727">
                <text:p>6727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0">
                <text:p>1000</text:p>
              </table:table-cell>
              <table:table-cell office:value-type="float" office:value="6724">
                <text:p>6724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0">
                <text:p>1000</text:p>
              </table:table-cell>
              <table:table-cell office:value-type="float" office:value="6727">
                <text:p>6727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0">
                <text:p>1000</text:p>
              </table:table-cell>
              <table:table-cell office:value-type="float" office:value="6727">
                <text:p>6727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0">
                <text:p>1000</text:p>
              </table:table-cell>
              <table:table-cell office:value-type="float" office:value="6725">
                <text:p>6725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0">
                <text:p>1000</text:p>
              </table:table-cell>
              <table:table-cell office:value-type="float" office:value="6727">
                <text:p>6727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0">
                <text:p>1000</text:p>
              </table:table-cell>
              <table:table-cell office:value-type="float" office:value="6725">
                <text:p>6725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0">
                <text:p>1000</text:p>
              </table:table-cell>
              <table:table-cell office:value-type="float" office:value="6726">
                <text:p>6726</text:p>
              </table:table-cell>
              <table:table-cell office:value-type="float" office:value="6600">
                <text:p>6600</text:p>
              </table:table-cell>
              <table:table-cell office:value-type="float" office:value="1000">
                <text:p>1000</text:p>
              </table:table-cell>
              <table:table-cell office:value-type="float" office:value="6830">
                <text:p>6830</text:p>
              </table:table-cell>
              <table:table-cell office:value-type="float" office:value="1000">
                <text:p>100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0">
                <text:p>1200</text:p>
              </table:table-cell>
              <table:table-cell office:value-type="float" office:value="8039">
                <text:p>8039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00">
                <text:p>1200</text:p>
              </table:table-cell>
              <table:table-cell office:value-type="float" office:value="8035">
                <text:p>8035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00">
                <text:p>1200</text:p>
              </table:table-cell>
              <table:table-cell office:value-type="float" office:value="8037">
                <text:p>8037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00">
                <text:p>1200</text:p>
              </table:table-cell>
              <table:table-cell office:value-type="float" office:value="8037">
                <text:p>8037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00">
                <text:p>1200</text:p>
              </table:table-cell>
              <table:table-cell office:value-type="float" office:value="8035">
                <text:p>8035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00">
                <text:p>1200</text:p>
              </table:table-cell>
              <table:table-cell office:value-type="float" office:value="8037">
                <text:p>8037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00">
                <text:p>1200</text:p>
              </table:table-cell>
              <table:table-cell office:value-type="float" office:value="8035">
                <text:p>8035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00">
                <text:p>1200</text:p>
              </table:table-cell>
              <table:table-cell office:value-type="float" office:value="8035">
                <text:p>8035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00">
                <text:p>1200</text:p>
              </table:table-cell>
              <table:table-cell office:value-type="float" office:value="8035">
                <text:p>8035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00">
                <text:p>1200</text:p>
              </table:table-cell>
              <table:table-cell office:value-type="float" office:value="8037">
                <text:p>8037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00">
                <text:p>1200</text:p>
              </table:table-cell>
              <table:table-cell office:value-type="float" office:value="8035">
                <text:p>8035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0">
                <text:p>1200</text:p>
              </table:table-cell>
              <table:table-cell office:value-type="float" office:value="8036">
                <text:p>8036</text:p>
              </table:table-cell>
              <table:table-cell office:value-type="float" office:value="7920">
                <text:p>7920</text:p>
              </table:table-cell>
              <table:table-cell office:value-type="float" office:value="1200">
                <text:p>1200</text:p>
              </table:table-cell>
              <table:table-cell office:value-type="float" office:value="8196">
                <text:p>8196</text:p>
              </table:table-cell>
              <table:table-cell office:value-type="float" office:value="1200">
                <text:p>12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00">
                <text:p>1400</text:p>
              </table:table-cell>
              <table:table-cell office:value-type="float" office:value="9349">
                <text:p>9349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00">
                <text:p>1400</text:p>
              </table:table-cell>
              <table:table-cell office:value-type="float" office:value="9347">
                <text:p>9347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00">
                <text:p>1400</text:p>
              </table:table-cell>
              <table:table-cell office:value-type="float" office:value="9348">
                <text:p>9348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00">
                <text:p>1400</text:p>
              </table:table-cell>
              <table:table-cell office:value-type="float" office:value="9347">
                <text:p>9347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00">
                <text:p>1400</text:p>
              </table:table-cell>
              <table:table-cell office:value-type="float" office:value="9347">
                <text:p>9347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0">
                <text:p>1400</text:p>
              </table:table-cell>
              <table:table-cell office:value-type="float" office:value="9346">
                <text:p>9346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00">
                <text:p>1400</text:p>
              </table:table-cell>
              <table:table-cell office:value-type="float" office:value="9347">
                <text:p>9347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00">
                <text:p>1400</text:p>
              </table:table-cell>
              <table:table-cell office:value-type="float" office:value="9345">
                <text:p>9345</text:p>
              </table:table-cell>
              <table:table-cell office:value-type="float" office:value="9240">
                <text:p>9240</text:p>
              </table:table-cell>
              <table:table-cell office:value-type="float" office:value="1400">
                <text:p>1400</text:p>
              </table:table-cell>
              <table:table-cell office:value-type="float" office:value="9562">
                <text:p>9562</text:p>
              </table:table-cell>
              <table:table-cell office:value-type="float" office:value="1400">
                <text:p>14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">
                <text:p>1600</text:p>
              </table:table-cell>
              <table:table-cell office:value-type="float" office:value="10657">
                <text:p>10657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0">
                <text:p>1600</text:p>
              </table:table-cell>
              <table:table-cell office:value-type="float" office:value="10657">
                <text:p>10657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0">
                <text:p>1600</text:p>
              </table:table-cell>
              <table:table-cell office:value-type="float" office:value="10660">
                <text:p>10660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0">
                <text:p>1600</text:p>
              </table:table-cell>
              <table:table-cell office:value-type="float" office:value="10500">
                <text:p>10500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00">
                <text:p>1600</text:p>
              </table:table-cell>
              <table:table-cell office:value-type="float" office:value="10658">
                <text:p>10658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0">
                <text:p>1600</text:p>
              </table:table-cell>
              <table:table-cell office:value-type="float" office:value="10656">
                <text:p>10656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00">
                <text:p>1600</text:p>
              </table:table-cell>
              <table:table-cell office:value-type="float" office:value="10658">
                <text:p>10658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00">
                <text:p>1600</text:p>
              </table:table-cell>
              <table:table-cell office:value-type="float" office:value="10657">
                <text:p>10657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00">
                <text:p>1600</text:p>
              </table:table-cell>
              <table:table-cell office:value-type="float" office:value="10499">
                <text:p>1049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0">
                <text:p>1600</text:p>
              </table:table-cell>
              <table:table-cell office:value-type="float" office:value="10658">
                <text:p>10658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00">
                <text:p>1600</text:p>
              </table:table-cell>
              <table:table-cell office:value-type="float" office:value="10658">
                <text:p>10658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0">
                <text:p>1600</text:p>
              </table:table-cell>
              <table:table-cell office:value-type="float" office:value="10659">
                <text:p>10659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00">
                <text:p>1600</text:p>
              </table:table-cell>
              <table:table-cell office:value-type="float" office:value="10658">
                <text:p>10658</text:p>
              </table:table-cell>
              <table:table-cell office:value-type="float" office:value="10560">
                <text:p>10560</text:p>
              </table:table-cell>
              <table:table-cell office:value-type="float" office:value="1600">
                <text:p>1600</text:p>
              </table:table-cell>
              <table:table-cell office:value-type="float" office:value="10928">
                <text:p>10928</text:p>
              </table:table-cell>
              <table:table-cell office:value-type="float" office:value="1600">
                <text:p>16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0">
                <text:p>1800</text:p>
              </table:table-cell>
              <table:table-cell office:value-type="float" office:value="11969">
                <text:p>11969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0">
                <text:p>1800</text:p>
              </table:table-cell>
              <table:table-cell office:value-type="float" office:value="11808">
                <text:p>1180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0">
                <text:p>1800</text:p>
              </table:table-cell>
              <table:table-cell office:value-type="float" office:value="11969">
                <text:p>11969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00">
                <text:p>1800</text:p>
              </table:table-cell>
              <table:table-cell office:value-type="float" office:value="11969">
                <text:p>11969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00">
                <text:p>1800</text:p>
              </table:table-cell>
              <table:table-cell office:value-type="float" office:value="11969">
                <text:p>11969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00">
                <text:p>1800</text:p>
              </table:table-cell>
              <table:table-cell office:value-type="float" office:value="11966">
                <text:p>11966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2">
                <text:p>123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0">
                <text:p>1800</text:p>
              </table:table-cell>
              <table:table-cell office:value-type="float" office:value="11810">
                <text:p>11810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00">
                <text:p>1800</text:p>
              </table:table-cell>
              <table:table-cell office:value-type="float" office:value="11967">
                <text:p>11967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00">
                <text:p>1800</text:p>
              </table:table-cell>
              <table:table-cell office:value-type="float" office:value="11969">
                <text:p>11969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00">
                <text:p>1800</text:p>
              </table:table-cell>
              <table:table-cell office:value-type="float" office:value="11967">
                <text:p>11967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0">
                <text:p>1800</text:p>
              </table:table-cell>
              <table:table-cell office:value-type="float" office:value="11967">
                <text:p>11967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2">
                <text:p>123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0">
                <text:p>1800</text:p>
              </table:table-cell>
              <table:table-cell office:value-type="float" office:value="11969">
                <text:p>11969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0">
                <text:p>1800</text:p>
              </table:table-cell>
              <table:table-cell office:value-type="float" office:value="11970">
                <text:p>11970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11968">
                <text:p>11968</text:p>
              </table:table-cell>
              <table:table-cell office:value-type="float" office:value="11880">
                <text:p>11880</text:p>
              </table:table-cell>
              <table:table-cell office:value-type="float" office:value="1800">
                <text:p>1800</text:p>
              </table:table-cell>
              <table:table-cell office:value-type="float" office:value="12294">
                <text:p>12294</text:p>
              </table:table-cell>
              <table:table-cell office:value-type="float" office:value="1800">
                <text:p>1800</text:p>
              </table:table-cell>
              <table:table-cell office:value-type="float" office:value="12303">
                <text:p>123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">
                <text:p>2000</text:p>
              </table:table-cell>
              <table:table-cell office:value-type="float" office:value="13282">
                <text:p>13282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">
                <text:p>2000</text:p>
              </table:table-cell>
              <table:table-cell office:value-type="float" office:value="13279">
                <text:p>13279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">
                <text:p>2000</text:p>
              </table:table-cell>
              <table:table-cell office:value-type="float" office:value="13118">
                <text:p>13118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9">
                <text:p>136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">
                <text:p>2000</text:p>
              </table:table-cell>
              <table:table-cell office:value-type="float" office:value="13278">
                <text:p>13278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0">
                <text:p>2000</text:p>
              </table:table-cell>
              <table:table-cell office:value-type="float" office:value="13279">
                <text:p>13279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0">
                <text:p>2000</text:p>
              </table:table-cell>
              <table:table-cell office:value-type="float" office:value="13280">
                <text:p>13280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">
                <text:p>2000</text:p>
              </table:table-cell>
              <table:table-cell office:value-type="float" office:value="13277">
                <text:p>13277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">
                <text:p>2000</text:p>
              </table:table-cell>
              <table:table-cell office:value-type="float" office:value="13278">
                <text:p>13278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">
                <text:p>2000</text:p>
              </table:table-cell>
              <table:table-cell office:value-type="float" office:value="13278">
                <text:p>13278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">
                <text:p>2000</text:p>
              </table:table-cell>
              <table:table-cell office:value-type="float" office:value="13277">
                <text:p>13277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9">
                <text:p>136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">
                <text:p>2000</text:p>
              </table:table-cell>
              <table:table-cell office:value-type="float" office:value="13277">
                <text:p>13277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">
                <text:p>2000</text:p>
              </table:table-cell>
              <table:table-cell office:value-type="float" office:value="13277">
                <text:p>13277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">
                <text:p>2000</text:p>
              </table:table-cell>
              <table:table-cell office:value-type="float" office:value="13276">
                <text:p>13276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">
                <text:p>2000</text:p>
              </table:table-cell>
              <table:table-cell office:value-type="float" office:value="13277">
                <text:p>13277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">
                <text:p>2000</text:p>
              </table:table-cell>
              <table:table-cell office:value-type="float" office:value="13122">
                <text:p>13122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">
                <text:p>2000</text:p>
              </table:table-cell>
              <table:table-cell office:value-type="float" office:value="13279">
                <text:p>13279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00">
                <text:p>2000</text:p>
              </table:table-cell>
              <table:table-cell office:value-type="float" office:value="13276">
                <text:p>13276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9">
                <text:p>136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0">
                <text:p>2000</text:p>
              </table:table-cell>
              <table:table-cell office:value-type="float" office:value="13278">
                <text:p>13278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9">
                <text:p>136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">
                <text:p>2000</text:p>
              </table:table-cell>
              <table:table-cell office:value-type="float" office:value="13279">
                <text:p>13279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">
                <text:p>2000</text:p>
              </table:table-cell>
              <table:table-cell office:value-type="float" office:value="13278">
                <text:p>13278</text:p>
              </table:table-cell>
              <table:table-cell office:value-type="float" office:value="13200">
                <text:p>13200</text:p>
              </table:table-cell>
              <table:table-cell office:value-type="float" office:value="2000">
                <text:p>2000</text:p>
              </table:table-cell>
              <table:table-cell office:value-type="float" office:value="13660">
                <text:p>13660</text:p>
              </table:table-cell>
              <table:table-cell office:value-type="float" office:value="2000">
                <text:p>2000</text:p>
              </table:table-cell>
              <table:table-cell office:value-type="float" office:value="13667">
                <text:p>13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00">
                <text:p>2200</text:p>
              </table:table-cell>
              <table:table-cell office:value-type="float" office:value="14591">
                <text:p>14591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00">
                <text:p>2200</text:p>
              </table:table-cell>
              <table:table-cell office:value-type="float" office:value="14589">
                <text:p>14589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00">
                <text:p>2200</text:p>
              </table:table-cell>
              <table:table-cell office:value-type="float" office:value="14589">
                <text:p>14589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00">
                <text:p>2200</text:p>
              </table:table-cell>
              <table:table-cell office:value-type="float" office:value="14588">
                <text:p>14588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00">
                <text:p>2200</text:p>
              </table:table-cell>
              <table:table-cell office:value-type="float" office:value="14588">
                <text:p>14588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00">
                <text:p>2200</text:p>
              </table:table-cell>
              <table:table-cell office:value-type="float" office:value="14586">
                <text:p>14586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00">
                <text:p>2200</text:p>
              </table:table-cell>
              <table:table-cell office:value-type="float" office:value="14589">
                <text:p>14589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00">
                <text:p>2200</text:p>
              </table:table-cell>
              <table:table-cell office:value-type="float" office:value="14588">
                <text:p>14588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00">
                <text:p>2200</text:p>
              </table:table-cell>
              <table:table-cell office:value-type="float" office:value="14589">
                <text:p>14589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00">
                <text:p>2200</text:p>
              </table:table-cell>
              <table:table-cell office:value-type="float" office:value="14586">
                <text:p>14586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00">
                <text:p>2200</text:p>
              </table:table-cell>
              <table:table-cell office:value-type="float" office:value="14586">
                <text:p>14586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00">
                <text:p>2200</text:p>
              </table:table-cell>
              <table:table-cell office:value-type="float" office:value="14429">
                <text:p>14429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00">
                <text:p>2200</text:p>
              </table:table-cell>
              <table:table-cell office:value-type="float" office:value="14587">
                <text:p>14587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00">
                <text:p>2200</text:p>
              </table:table-cell>
              <table:table-cell office:value-type="float" office:value="14586">
                <text:p>14586</text:p>
              </table:table-cell>
              <table:table-cell office:value-type="float" office:value="14520">
                <text:p>14520</text:p>
              </table:table-cell>
              <table:table-cell office:value-type="float" office:value="2200">
                <text:p>2200</text:p>
              </table:table-cell>
              <table:table-cell office:value-type="float" office:value="15026">
                <text:p>15026</text:p>
              </table:table-cell>
              <table:table-cell office:value-type="float" office:value="2200">
                <text:p>2200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0">
                <text:p>2400</text:p>
              </table:table-cell>
              <table:table-cell office:value-type="float" office:value="15900">
                <text:p>15900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00">
                <text:p>2400</text:p>
              </table:table-cell>
              <table:table-cell office:value-type="float" office:value="15895">
                <text:p>15895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00">
                <text:p>2400</text:p>
              </table:table-cell>
              <table:table-cell office:value-type="float" office:value="15898">
                <text:p>15898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00">
                <text:p>2400</text:p>
              </table:table-cell>
              <table:table-cell office:value-type="float" office:value="15740">
                <text:p>15740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00">
                <text:p>2400</text:p>
              </table:table-cell>
              <table:table-cell office:value-type="float" office:value="15899">
                <text:p>15899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00">
                <text:p>2400</text:p>
              </table:table-cell>
              <table:table-cell office:value-type="float" office:value="15896">
                <text:p>15896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00">
                <text:p>2400</text:p>
              </table:table-cell>
              <table:table-cell office:value-type="float" office:value="15896">
                <text:p>15896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00">
                <text:p>2400</text:p>
              </table:table-cell>
              <table:table-cell office:value-type="float" office:value="15737">
                <text:p>1573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00">
                <text:p>2400</text:p>
              </table:table-cell>
              <table:table-cell office:value-type="float" office:value="15897">
                <text:p>1589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00">
                <text:p>2400</text:p>
              </table:table-cell>
              <table:table-cell office:value-type="float" office:value="15896">
                <text:p>15896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00">
                <text:p>2400</text:p>
              </table:table-cell>
              <table:table-cell office:value-type="float" office:value="15896">
                <text:p>15896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6">
                <text:p>163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00">
                <text:p>2400</text:p>
              </table:table-cell>
              <table:table-cell office:value-type="float" office:value="15737">
                <text:p>15737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00">
                <text:p>2400</text:p>
              </table:table-cell>
              <table:table-cell office:value-type="float" office:value="15895">
                <text:p>15895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00">
                <text:p>2400</text:p>
              </table:table-cell>
              <table:table-cell office:value-type="float" office:value="15898">
                <text:p>15898</text:p>
              </table:table-cell>
              <table:table-cell office:value-type="float" office:value="15840">
                <text:p>15840</text:p>
              </table:table-cell>
              <table:table-cell office:value-type="float" office:value="2400">
                <text:p>2400</text:p>
              </table:table-cell>
              <table:table-cell office:value-type="float" office:value="16392">
                <text:p>16392</text:p>
              </table:table-cell>
              <table:table-cell office:value-type="float" office:value="2400">
                <text:p>2400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00">
                <text:p>2600</text:p>
              </table:table-cell>
              <table:table-cell office:value-type="float" office:value="17210">
                <text:p>17210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00">
                <text:p>2600</text:p>
              </table:table-cell>
              <table:table-cell office:value-type="float" office:value="17207">
                <text:p>17207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00">
                <text:p>2600</text:p>
              </table:table-cell>
              <table:table-cell office:value-type="float" office:value="17207">
                <text:p>17207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00">
                <text:p>2600</text:p>
              </table:table-cell>
              <table:table-cell office:value-type="float" office:value="17207">
                <text:p>17207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0">
                <text:p>2600</text:p>
              </table:table-cell>
              <table:table-cell office:value-type="float" office:value="17209">
                <text:p>17209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00">
                <text:p>2600</text:p>
              </table:table-cell>
              <table:table-cell office:value-type="float" office:value="17207">
                <text:p>17207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3">
                <text:p>177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00">
                <text:p>2600</text:p>
              </table:table-cell>
              <table:table-cell office:value-type="float" office:value="17207">
                <text:p>17207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00">
                <text:p>2600</text:p>
              </table:table-cell>
              <table:table-cell office:value-type="float" office:value="17206">
                <text:p>17206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00">
                <text:p>2600</text:p>
              </table:table-cell>
              <table:table-cell office:value-type="float" office:value="17207">
                <text:p>17207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00">
                <text:p>2600</text:p>
              </table:table-cell>
              <table:table-cell office:value-type="float" office:value="17050">
                <text:p>17050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00">
                <text:p>2600</text:p>
              </table:table-cell>
              <table:table-cell office:value-type="float" office:value="17208">
                <text:p>17208</text:p>
              </table:table-cell>
              <table:table-cell office:value-type="float" office:value="17160">
                <text:p>17160</text:p>
              </table:table-cell>
              <table:table-cell office:value-type="float" office:value="2600">
                <text:p>2600</text:p>
              </table:table-cell>
              <table:table-cell office:value-type="float" office:value="17758">
                <text:p>17758</text:p>
              </table:table-cell>
              <table:table-cell office:value-type="float" office:value="2600">
                <text:p>260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0">
                <text:p>2800</text:p>
              </table:table-cell>
              <table:table-cell office:value-type="float" office:value="18358">
                <text:p>18358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00">
                <text:p>2800</text:p>
              </table:table-cell>
              <table:table-cell office:value-type="float" office:value="18516">
                <text:p>18516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00">
                <text:p>2800</text:p>
              </table:table-cell>
              <table:table-cell office:value-type="float" office:value="18359">
                <text:p>18359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8">
                <text:p>191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00">
                <text:p>2800</text:p>
              </table:table-cell>
              <table:table-cell office:value-type="float" office:value="18519">
                <text:p>18519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00">
                <text:p>2800</text:p>
              </table:table-cell>
              <table:table-cell office:value-type="float" office:value="18518">
                <text:p>18518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00">
                <text:p>2800</text:p>
              </table:table-cell>
              <table:table-cell office:value-type="float" office:value="18518">
                <text:p>18518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00">
                <text:p>2800</text:p>
              </table:table-cell>
              <table:table-cell office:value-type="float" office:value="18515">
                <text:p>18515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8">
                <text:p>191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00">
                <text:p>2800</text:p>
              </table:table-cell>
              <table:table-cell office:value-type="float" office:value="18516">
                <text:p>18516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00">
                <text:p>2800</text:p>
              </table:table-cell>
              <table:table-cell office:value-type="float" office:value="18515">
                <text:p>18515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8">
                <text:p>191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00">
                <text:p>2800</text:p>
              </table:table-cell>
              <table:table-cell office:value-type="float" office:value="18518">
                <text:p>18518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00">
                <text:p>2800</text:p>
              </table:table-cell>
              <table:table-cell office:value-type="float" office:value="18517">
                <text:p>18517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00">
                <text:p>2800</text:p>
              </table:table-cell>
              <table:table-cell office:value-type="float" office:value="18516">
                <text:p>18516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00">
                <text:p>2800</text:p>
              </table:table-cell>
              <table:table-cell office:value-type="float" office:value="18516">
                <text:p>18516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00">
                <text:p>2800</text:p>
              </table:table-cell>
              <table:table-cell office:value-type="float" office:value="18359">
                <text:p>18359</text:p>
              </table:table-cell>
              <table:table-cell office:value-type="float" office:value="18480">
                <text:p>18480</text:p>
              </table:table-cell>
              <table:table-cell office:value-type="float" office:value="2800">
                <text:p>2800</text:p>
              </table:table-cell>
              <table:table-cell office:value-type="float" office:value="19124">
                <text:p>19124</text:p>
              </table:table-cell>
              <table:table-cell office:value-type="float" office:value="2800">
                <text:p>280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00">
                <text:p>3000</text:p>
              </table:table-cell>
              <table:table-cell office:value-type="float" office:value="19831">
                <text:p>19831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00">
                <text:p>3000</text:p>
              </table:table-cell>
              <table:table-cell office:value-type="float" office:value="19829">
                <text:p>19829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00">
                <text:p>3000</text:p>
              </table:table-cell>
              <table:table-cell office:value-type="float" office:value="19828">
                <text:p>19828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00">
                <text:p>3000</text:p>
              </table:table-cell>
              <table:table-cell office:value-type="float" office:value="19826">
                <text:p>19826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00">
                <text:p>3000</text:p>
              </table:table-cell>
              <table:table-cell office:value-type="float" office:value="19825">
                <text:p>19825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00">
                <text:p>3000</text:p>
              </table:table-cell>
              <table:table-cell office:value-type="float" office:value="19825">
                <text:p>19825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00">
                <text:p>3000</text:p>
              </table:table-cell>
              <table:table-cell office:value-type="float" office:value="19826">
                <text:p>19826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00">
                <text:p>3000</text:p>
              </table:table-cell>
              <table:table-cell office:value-type="float" office:value="19824">
                <text:p>19824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00">
                <text:p>3000</text:p>
              </table:table-cell>
              <table:table-cell office:value-type="float" office:value="19826">
                <text:p>19826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00">
                <text:p>3000</text:p>
              </table:table-cell>
              <table:table-cell office:value-type="float" office:value="19826">
                <text:p>19826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00">
                <text:p>3000</text:p>
              </table:table-cell>
              <table:table-cell office:value-type="float" office:value="19825">
                <text:p>19825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00">
                <text:p>3000</text:p>
              </table:table-cell>
              <table:table-cell office:value-type="float" office:value="19827">
                <text:p>19827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00">
                <text:p>3000</text:p>
              </table:table-cell>
              <table:table-cell office:value-type="float" office:value="19827">
                <text:p>19827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00">
                <text:p>3000</text:p>
              </table:table-cell>
              <table:table-cell office:value-type="float" office:value="19824">
                <text:p>19824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00">
                <text:p>3000</text:p>
              </table:table-cell>
              <table:table-cell office:value-type="float" office:value="19827">
                <text:p>19827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00">
                <text:p>3000</text:p>
              </table:table-cell>
              <table:table-cell office:value-type="float" office:value="19828">
                <text:p>19828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00">
                <text:p>3000</text:p>
              </table:table-cell>
              <table:table-cell office:value-type="float" office:value="19827">
                <text:p>19827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00">
                <text:p>3000</text:p>
              </table:table-cell>
              <table:table-cell office:value-type="float" office:value="19669">
                <text:p>19669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1">
                <text:p>204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00">
                <text:p>3000</text:p>
              </table:table-cell>
              <table:table-cell office:value-type="float" office:value="19826">
                <text:p>19826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00">
                <text:p>3000</text:p>
              </table:table-cell>
              <table:table-cell office:value-type="float" office:value="19825">
                <text:p>19825</text:p>
              </table:table-cell>
              <table:table-cell office:value-type="float" office:value="19800">
                <text:p>19800</text:p>
              </table:table-cell>
              <table:table-cell office:value-type="float" office:value="3000">
                <text:p>3000</text:p>
              </table:table-cell>
              <table:table-cell office:value-type="float" office:value="20490">
                <text:p>20490</text:p>
              </table:table-cell>
              <table:table-cell office:value-type="float" office:value="3000">
                <text:p>3000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00">
                <text:p>3200</text:p>
              </table:table-cell>
              <table:table-cell office:value-type="float" office:value="21135">
                <text:p>21135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00">
                <text:p>3200</text:p>
              </table:table-cell>
              <table:table-cell office:value-type="float" office:value="21137">
                <text:p>21137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00">
                <text:p>3200</text:p>
              </table:table-cell>
              <table:table-cell office:value-type="float" office:value="20978">
                <text:p>2097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200">
                <text:p>3200</text:p>
              </table:table-cell>
              <table:table-cell office:value-type="float" office:value="21137">
                <text:p>21137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00">
                <text:p>3200</text:p>
              </table:table-cell>
              <table:table-cell office:value-type="float" office:value="21139">
                <text:p>21139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00">
                <text:p>3200</text:p>
              </table:table-cell>
              <table:table-cell office:value-type="float" office:value="21136">
                <text:p>21136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00">
                <text:p>3200</text:p>
              </table:table-cell>
              <table:table-cell office:value-type="float" office:value="21137">
                <text:p>21137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5">
                <text:p>218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00">
                <text:p>3200</text:p>
              </table:table-cell>
              <table:table-cell office:value-type="float" office:value="21138">
                <text:p>21138</text:p>
              </table:table-cell>
              <table:table-cell office:value-type="float" office:value="21120">
                <text:p>21120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  <table:table-cell office:value-type="float" office:value="3200">
                <text:p>3200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0">
                <text:p>3400</text:p>
              </table:table-cell>
              <table:table-cell office:value-type="float" office:value="22451">
                <text:p>22451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00">
                <text:p>3400</text:p>
              </table:table-cell>
              <table:table-cell office:value-type="float" office:value="22446">
                <text:p>22446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00">
                <text:p>3400</text:p>
              </table:table-cell>
              <table:table-cell office:value-type="float" office:value="22446">
                <text:p>22446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400">
                <text:p>3400</text:p>
              </table:table-cell>
              <table:table-cell office:value-type="float" office:value="22446">
                <text:p>22446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400">
                <text:p>3400</text:p>
              </table:table-cell>
              <table:table-cell office:value-type="float" office:value="22446">
                <text:p>22446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00">
                <text:p>3400</text:p>
              </table:table-cell>
              <table:table-cell office:value-type="float" office:value="22447">
                <text:p>22447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400">
                <text:p>3400</text:p>
              </table:table-cell>
              <table:table-cell office:value-type="float" office:value="22448">
                <text:p>22448</text:p>
              </table:table-cell>
              <table:table-cell office:value-type="float" office:value="22440">
                <text:p>22440</text:p>
              </table:table-cell>
              <table:table-cell office:value-type="float" office:value="3400">
                <text:p>3400</text:p>
              </table:table-cell>
              <table:table-cell office:value-type="float" office:value="23222">
                <text:p>23222</text:p>
              </table:table-cell>
              <table:table-cell office:value-type="float" office:value="3400">
                <text:p>3400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00">
                <text:p>3600</text:p>
              </table:table-cell>
              <table:table-cell office:value-type="float" office:value="23758">
                <text:p>2375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00">
                <text:p>3600</text:p>
              </table:table-cell>
              <table:table-cell office:value-type="float" office:value="23758">
                <text:p>2375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00">
                <text:p>3600</text:p>
              </table:table-cell>
              <table:table-cell office:value-type="float" office:value="23756">
                <text:p>23756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600">
                <text:p>3600</text:p>
              </table:table-cell>
              <table:table-cell office:value-type="float" office:value="23755">
                <text:p>23755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600">
                <text:p>3600</text:p>
              </table:table-cell>
              <table:table-cell office:value-type="float" office:value="23598">
                <text:p>2359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600">
                <text:p>3600</text:p>
              </table:table-cell>
              <table:table-cell office:value-type="float" office:value="23756">
                <text:p>23756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600">
                <text:p>3600</text:p>
              </table:table-cell>
              <table:table-cell office:value-type="float" office:value="23758">
                <text:p>2375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00">
                <text:p>3600</text:p>
              </table:table-cell>
              <table:table-cell office:value-type="float" office:value="23758">
                <text:p>2375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600">
                <text:p>3600</text:p>
              </table:table-cell>
              <table:table-cell office:value-type="float" office:value="23756">
                <text:p>23756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00">
                <text:p>3600</text:p>
              </table:table-cell>
              <table:table-cell office:value-type="float" office:value="23758">
                <text:p>2375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">
                <text:p>3600</text:p>
              </table:table-cell>
              <table:table-cell office:value-type="float" office:value="23598">
                <text:p>23598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00">
                <text:p>3600</text:p>
              </table:table-cell>
              <table:table-cell office:value-type="float" office:value="23756">
                <text:p>23756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00">
                <text:p>3600</text:p>
              </table:table-cell>
              <table:table-cell office:value-type="float" office:value="23757">
                <text:p>23757</text:p>
              </table:table-cell>
              <table:table-cell office:value-type="float" office:value="23760">
                <text:p>23760</text:p>
              </table:table-cell>
              <table:table-cell office:value-type="float" office:value="3600">
                <text:p>3600</text:p>
              </table:table-cell>
              <table:table-cell office:value-type="float" office:value="24588">
                <text:p>24588</text:p>
              </table:table-cell>
              <table:table-cell office:value-type="float" office:value="3600">
                <text:p>3600</text:p>
              </table:table-cell>
              <table:table-cell office:value-type="float" office:value="24585">
                <text:p>245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00">
                <text:p>3800</text:p>
              </table:table-cell>
              <table:table-cell office:value-type="float" office:value="25071">
                <text:p>25071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49">
                <text:p>259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00">
                <text:p>3800</text:p>
              </table:table-cell>
              <table:table-cell office:value-type="float" office:value="25068">
                <text:p>25068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00">
                <text:p>3800</text:p>
              </table:table-cell>
              <table:table-cell office:value-type="float" office:value="25068">
                <text:p>25068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49">
                <text:p>259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49">
                <text:p>259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00">
                <text:p>3800</text:p>
              </table:table-cell>
              <table:table-cell office:value-type="float" office:value="24908">
                <text:p>24908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00">
                <text:p>3800</text:p>
              </table:table-cell>
              <table:table-cell office:value-type="float" office:value="25067">
                <text:p>25067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00">
                <text:p>3800</text:p>
              </table:table-cell>
              <table:table-cell office:value-type="float" office:value="25067">
                <text:p>25067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800">
                <text:p>3800</text:p>
              </table:table-cell>
              <table:table-cell office:value-type="float" office:value="25067">
                <text:p>25067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49">
                <text:p>259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800">
                <text:p>3800</text:p>
              </table:table-cell>
              <table:table-cell office:value-type="float" office:value="25068">
                <text:p>25068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800">
                <text:p>3800</text:p>
              </table:table-cell>
              <table:table-cell office:value-type="float" office:value="25067">
                <text:p>25067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800">
                <text:p>3800</text:p>
              </table:table-cell>
              <table:table-cell office:value-type="float" office:value="25068">
                <text:p>25068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800">
                <text:p>3800</text:p>
              </table:table-cell>
              <table:table-cell office:value-type="float" office:value="25066">
                <text:p>25066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800">
                <text:p>3800</text:p>
              </table:table-cell>
              <table:table-cell office:value-type="float" office:value="25067">
                <text:p>25067</text:p>
              </table:table-cell>
              <table:table-cell office:value-type="float" office:value="25080">
                <text:p>25080</text:p>
              </table:table-cell>
              <table:table-cell office:value-type="float" office:value="3800">
                <text:p>3800</text:p>
              </table:table-cell>
              <table:table-cell office:value-type="float" office:value="25954">
                <text:p>25954</text:p>
              </table:table-cell>
              <table:table-cell office:value-type="float" office:value="3800">
                <text:p>3800</text:p>
              </table:table-cell>
              <table:table-cell office:value-type="float" office:value="25950">
                <text:p>259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00">
                <text:p>4000</text:p>
              </table:table-cell>
              <table:table-cell office:value-type="float" office:value="26381">
                <text:p>26381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00">
                <text:p>4000</text:p>
              </table:table-cell>
              <table:table-cell office:value-type="float" office:value="26375">
                <text:p>26375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00">
                <text:p>4000</text:p>
              </table:table-cell>
              <table:table-cell office:value-type="float" office:value="26376">
                <text:p>26376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000">
                <text:p>4000</text:p>
              </table:table-cell>
              <table:table-cell office:value-type="float" office:value="26376">
                <text:p>26376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00">
                <text:p>4000</text:p>
              </table:table-cell>
              <table:table-cell office:value-type="float" office:value="26376">
                <text:p>26376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00">
                <text:p>4000</text:p>
              </table:table-cell>
              <table:table-cell office:value-type="float" office:value="26376">
                <text:p>26376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00">
                <text:p>4000</text:p>
              </table:table-cell>
              <table:table-cell office:value-type="float" office:value="26378">
                <text:p>26378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00">
                <text:p>4000</text:p>
              </table:table-cell>
              <table:table-cell office:value-type="float" office:value="26377">
                <text:p>26377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00">
                <text:p>4000</text:p>
              </table:table-cell>
              <table:table-cell office:value-type="float" office:value="26376">
                <text:p>26376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00">
                <text:p>4000</text:p>
              </table:table-cell>
              <table:table-cell office:value-type="float" office:value="26376">
                <text:p>26376</text:p>
              </table:table-cell>
              <table:table-cell office:value-type="float" office:value="26400">
                <text:p>26400</text:p>
              </table:table-cell>
              <table:table-cell office:value-type="float" office:value="4000">
                <text:p>4000</text:p>
              </table:table-cell>
              <table:table-cell office:value-type="float" office:value="27320">
                <text:p>27320</text:p>
              </table:table-cell>
              <table:table-cell office:value-type="float" office:value="4000">
                <text:p>4000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00">
                <text:p>4200</text:p>
              </table:table-cell>
              <table:table-cell office:value-type="float" office:value="27690">
                <text:p>27690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00">
                <text:p>4200</text:p>
              </table:table-cell>
              <table:table-cell office:value-type="float" office:value="27689">
                <text:p>27689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00">
                <text:p>4200</text:p>
              </table:table-cell>
              <table:table-cell office:value-type="float" office:value="27688">
                <text:p>27688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00">
                <text:p>4200</text:p>
              </table:table-cell>
              <table:table-cell office:value-type="float" office:value="27688">
                <text:p>27688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00">
                <text:p>4200</text:p>
              </table:table-cell>
              <table:table-cell office:value-type="float" office:value="27685">
                <text:p>27685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00">
                <text:p>4200</text:p>
              </table:table-cell>
              <table:table-cell office:value-type="float" office:value="27686">
                <text:p>27686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79">
                <text:p>286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00">
                <text:p>4200</text:p>
              </table:table-cell>
              <table:table-cell office:value-type="float" office:value="27687">
                <text:p>27687</text:p>
              </table:table-cell>
              <table:table-cell office:value-type="float" office:value="27720">
                <text:p>27720</text:p>
              </table:table-cell>
              <table:table-cell office:value-type="float" office:value="4200">
                <text:p>4200</text:p>
              </table:table-cell>
              <table:table-cell office:value-type="float" office:value="28686">
                <text:p>28686</text:p>
              </table:table-cell>
              <table:table-cell office:value-type="float" office:value="4200">
                <text:p>420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400">
                <text:p>4400</text:p>
              </table:table-cell>
              <table:table-cell office:value-type="float" office:value="28998">
                <text:p>28998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400">
                <text:p>4400</text:p>
              </table:table-cell>
              <table:table-cell office:value-type="float" office:value="28995">
                <text:p>28995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3">
                <text:p>300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400">
                <text:p>4400</text:p>
              </table:table-cell>
              <table:table-cell office:value-type="float" office:value="28998">
                <text:p>28998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400">
                <text:p>4400</text:p>
              </table:table-cell>
              <table:table-cell office:value-type="float" office:value="28996">
                <text:p>2899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3">
                <text:p>300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400">
                <text:p>4400</text:p>
              </table:table-cell>
              <table:table-cell office:value-type="float" office:value="28996">
                <text:p>2899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400">
                <text:p>4400</text:p>
              </table:table-cell>
              <table:table-cell office:value-type="float" office:value="28996">
                <text:p>2899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400">
                <text:p>4400</text:p>
              </table:table-cell>
              <table:table-cell office:value-type="float" office:value="28838">
                <text:p>28838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400">
                <text:p>4400</text:p>
              </table:table-cell>
              <table:table-cell office:value-type="float" office:value="29016">
                <text:p>2901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3">
                <text:p>300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400">
                <text:p>4400</text:p>
              </table:table-cell>
              <table:table-cell office:value-type="float" office:value="28996">
                <text:p>2899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400">
                <text:p>4400</text:p>
              </table:table-cell>
              <table:table-cell office:value-type="float" office:value="28996">
                <text:p>2899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400">
                <text:p>4400</text:p>
              </table:table-cell>
              <table:table-cell office:value-type="float" office:value="28996">
                <text:p>28996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3">
                <text:p>300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5">
                <text:p>300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400">
                <text:p>4400</text:p>
              </table:table-cell>
              <table:table-cell office:value-type="float" office:value="28997">
                <text:p>28997</text:p>
              </table:table-cell>
              <table:table-cell office:value-type="float" office:value="29040">
                <text:p>29040</text:p>
              </table:table-cell>
              <table:table-cell office:value-type="float" office:value="4400">
                <text:p>4400</text:p>
              </table:table-cell>
              <table:table-cell office:value-type="float" office:value="30052">
                <text:p>30052</text:p>
              </table:table-cell>
              <table:table-cell office:value-type="float" office:value="4400">
                <text:p>4400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600">
                <text:p>4600</text:p>
              </table:table-cell>
              <table:table-cell office:value-type="float" office:value="30309">
                <text:p>30309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600">
                <text:p>4600</text:p>
              </table:table-cell>
              <table:table-cell office:value-type="float" office:value="30307">
                <text:p>30307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600">
                <text:p>4600</text:p>
              </table:table-cell>
              <table:table-cell office:value-type="float" office:value="30148">
                <text:p>30148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8">
                <text:p>314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600">
                <text:p>4600</text:p>
              </table:table-cell>
              <table:table-cell office:value-type="float" office:value="30308">
                <text:p>30308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600">
                <text:p>4600</text:p>
              </table:table-cell>
              <table:table-cell office:value-type="float" office:value="30305">
                <text:p>30305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8">
                <text:p>314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600">
                <text:p>4600</text:p>
              </table:table-cell>
              <table:table-cell office:value-type="float" office:value="30307">
                <text:p>30307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11">
                <text:p>314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600">
                <text:p>4600</text:p>
              </table:table-cell>
              <table:table-cell office:value-type="float" office:value="30307">
                <text:p>30307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600">
                <text:p>4600</text:p>
              </table:table-cell>
              <table:table-cell office:value-type="float" office:value="30305">
                <text:p>30305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600">
                <text:p>4600</text:p>
              </table:table-cell>
              <table:table-cell office:value-type="float" office:value="30308">
                <text:p>30308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600">
                <text:p>4600</text:p>
              </table:table-cell>
              <table:table-cell office:value-type="float" office:value="30309">
                <text:p>30309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8">
                <text:p>314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600">
                <text:p>4600</text:p>
              </table:table-cell>
              <table:table-cell office:value-type="float" office:value="30307">
                <text:p>30307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600">
                <text:p>4600</text:p>
              </table:table-cell>
              <table:table-cell office:value-type="float" office:value="30307">
                <text:p>30307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600">
                <text:p>4600</text:p>
              </table:table-cell>
              <table:table-cell office:value-type="float" office:value="30307">
                <text:p>30307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9">
                <text:p>314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00">
                <text:p>4600</text:p>
              </table:table-cell>
              <table:table-cell office:value-type="float" office:value="30306">
                <text:p>30306</text:p>
              </table:table-cell>
              <table:table-cell office:value-type="float" office:value="30360">
                <text:p>30360</text:p>
              </table:table-cell>
              <table:table-cell office:value-type="float" office:value="4600">
                <text:p>4600</text:p>
              </table:table-cell>
              <table:table-cell office:value-type="float" office:value="31418">
                <text:p>31418</text:p>
              </table:table-cell>
              <table:table-cell office:value-type="float" office:value="4600">
                <text:p>4600</text:p>
              </table:table-cell>
              <table:table-cell office:value-type="float" office:value="31408">
                <text:p>314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800">
                <text:p>4800</text:p>
              </table:table-cell>
              <table:table-cell office:value-type="float" office:value="31455">
                <text:p>31455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00">
                <text:p>4800</text:p>
              </table:table-cell>
              <table:table-cell office:value-type="float" office:value="31618">
                <text:p>31618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800">
                <text:p>4800</text:p>
              </table:table-cell>
              <table:table-cell office:value-type="float" office:value="31618">
                <text:p>31618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800">
                <text:p>4800</text:p>
              </table:table-cell>
              <table:table-cell office:value-type="float" office:value="31617">
                <text:p>31617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5">
                <text:p>327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00">
                <text:p>4800</text:p>
              </table:table-cell>
              <table:table-cell office:value-type="float" office:value="31618">
                <text:p>31618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800">
                <text:p>4800</text:p>
              </table:table-cell>
              <table:table-cell office:value-type="float" office:value="31619">
                <text:p>31619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800">
                <text:p>4800</text:p>
              </table:table-cell>
              <table:table-cell office:value-type="float" office:value="31617">
                <text:p>31617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800">
                <text:p>4800</text:p>
              </table:table-cell>
              <table:table-cell office:value-type="float" office:value="31457">
                <text:p>31457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800">
                <text:p>4800</text:p>
              </table:table-cell>
              <table:table-cell office:value-type="float" office:value="31617">
                <text:p>31617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800">
                <text:p>4800</text:p>
              </table:table-cell>
              <table:table-cell office:value-type="float" office:value="31615">
                <text:p>31615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800">
                <text:p>4800</text:p>
              </table:table-cell>
              <table:table-cell office:value-type="float" office:value="31617">
                <text:p>31617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3">
                <text:p>327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800">
                <text:p>4800</text:p>
              </table:table-cell>
              <table:table-cell office:value-type="float" office:value="31616">
                <text:p>31616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800">
                <text:p>4800</text:p>
              </table:table-cell>
              <table:table-cell office:value-type="float" office:value="31619">
                <text:p>31619</text:p>
              </table:table-cell>
              <table:table-cell office:value-type="float" office:value="31680">
                <text:p>31680</text:p>
              </table:table-cell>
              <table:table-cell office:value-type="float" office:value="4800">
                <text:p>4800</text:p>
              </table:table-cell>
              <table:table-cell office:value-type="float" office:value="32784">
                <text:p>32784</text:p>
              </table:table-cell>
              <table:table-cell office:value-type="float" office:value="4800">
                <text:p>4800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000">
                <text:p>5000</text:p>
              </table:table-cell>
              <table:table-cell office:value-type="float" office:value="32928">
                <text:p>32928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000">
                <text:p>5000</text:p>
              </table:table-cell>
              <table:table-cell office:value-type="float" office:value="32927">
                <text:p>32927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000">
                <text:p>5000</text:p>
              </table:table-cell>
              <table:table-cell office:value-type="float" office:value="32927">
                <text:p>32927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000">
                <text:p>5000</text:p>
              </table:table-cell>
              <table:table-cell office:value-type="float" office:value="32927">
                <text:p>32927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000">
                <text:p>5000</text:p>
              </table:table-cell>
              <table:table-cell office:value-type="float" office:value="32925">
                <text:p>32925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000">
                <text:p>5000</text:p>
              </table:table-cell>
              <table:table-cell office:value-type="float" office:value="32768">
                <text:p>32768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000">
                <text:p>5000</text:p>
              </table:table-cell>
              <table:table-cell office:value-type="float" office:value="32927">
                <text:p>32927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00">
                <text:p>5000</text:p>
              </table:table-cell>
              <table:table-cell office:value-type="float" office:value="32928">
                <text:p>32928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00">
                <text:p>5000</text:p>
              </table:table-cell>
              <table:table-cell office:value-type="float" office:value="32928">
                <text:p>32928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000">
                <text:p>5000</text:p>
              </table:table-cell>
              <table:table-cell office:value-type="float" office:value="32927">
                <text:p>32927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000">
                <text:p>5000</text:p>
              </table:table-cell>
              <table:table-cell office:value-type="float" office:value="32927">
                <text:p>32927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00">
                <text:p>5000</text:p>
              </table:table-cell>
              <table:table-cell office:value-type="float" office:value="32926">
                <text:p>32926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00">
                <text:p>5000</text:p>
              </table:table-cell>
              <table:table-cell office:value-type="float" office:value="32929">
                <text:p>32929</text:p>
              </table:table-cell>
              <table:table-cell office:value-type="float" office:value="33000">
                <text:p>33000</text:p>
              </table:table-cell>
              <table:table-cell office:value-type="float" office:value="5000">
                <text:p>5000</text:p>
              </table:table-cell>
              <table:table-cell office:value-type="float" office:value="34150">
                <text:p>34150</text:p>
              </table:table-cell>
              <table:table-cell office:value-type="float" office:value="5000">
                <text:p>5000</text:p>
              </table:table-cell>
              <table:table-cell office:value-type="float" office:value="34137">
                <text:p>34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ux.pl/3.0$Win32 OpenOffice.org_project/300m9$Build-2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